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9.74pt" svg:height="254.95pt" svg:x="131.1pt" svg:y="7.46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12535" calcext:value-type="float">
            <text:p>112535</text:p>
          </table:table-cell>
        </table:table-row>
        <table:table-row table:style-name="ro1">
          <table:table-cell office:value-type="float" office:value="90834" calcext:value-type="float">
            <text:p>90834</text:p>
          </table:table-cell>
        </table:table-row>
        <table:table-row table:style-name="ro1">
          <table:table-cell office:value-type="float" office:value="71180" calcext:value-type="float">
            <text:p>71180</text:p>
          </table:table-cell>
        </table:table-row>
        <table:table-row table:style-name="ro1">
          <table:table-cell office:value-type="float" office:value="66284" calcext:value-type="float">
            <text:p>66284</text:p>
          </table:table-cell>
        </table:table-row>
        <table:table-row table:style-name="ro1">
          <table:table-cell office:value-type="float" office:value="64553" calcext:value-type="float">
            <text:p>64553</text:p>
          </table:table-cell>
        </table:table-row>
        <table:table-row table:style-name="ro1">
          <table:table-cell office:value-type="float" office:value="69469" calcext:value-type="float">
            <text:p>69469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</table:table-row>
        <table:table-row table:style-name="ro1">
          <table:table-cell office:value-type="float" office:value="61873" calcext:value-type="float">
            <text:p>61873</text:p>
          </table:table-cell>
        </table:table-row>
        <table:table-row table:style-name="ro1">
          <table:table-cell office:value-type="float" office:value="67956" calcext:value-type="float">
            <text:p>67956</text:p>
          </table:table-cell>
        </table:table-row>
        <table:table-row table:style-name="ro1">
          <table:table-cell office:value-type="float" office:value="69472" calcext:value-type="float">
            <text:p>69472</text:p>
          </table:table-cell>
        </table:table-row>
        <table:table-row table:style-name="ro1">
          <table:table-cell office:value-type="float" office:value="134511" calcext:value-type="float">
            <text:p>134511</text:p>
          </table:table-cell>
        </table:table-row>
        <table:table-row table:style-name="ro1">
          <table:table-cell office:value-type="float" office:value="134462" calcext:value-type="float">
            <text:p>134462</text:p>
          </table:table-cell>
        </table:table-row>
        <table:table-row table:style-name="ro1"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131026" calcext:value-type="float">
            <text:p>131026</text:p>
          </table:table-cell>
        </table:table-row>
        <table:table-row table:style-name="ro1">
          <table:table-cell office:value-type="float" office:value="138586" calcext:value-type="float">
            <text:p>138586</text:p>
          </table:table-cell>
        </table:table-row>
        <table:table-row table:style-name="ro1">
          <table:table-cell office:value-type="float" office:value="146723" calcext:value-type="float">
            <text:p>146723</text:p>
          </table:table-cell>
        </table:table-row>
        <table:table-row table:style-name="ro1">
          <table:table-cell office:value-type="float" office:value="144932" calcext:value-type="float">
            <text:p>144932</text:p>
          </table:table-cell>
        </table:table-row>
        <table:table-row table:style-name="ro1">
          <table:table-cell office:value-type="float" office:value="131839" calcext:value-type="float">
            <text:p>131839</text:p>
          </table:table-cell>
        </table:table-row>
        <table:table-row table:style-name="ro1">
          <table:table-cell office:value-type="float" office:value="133084" calcext:value-type="float">
            <text:p>133084</text:p>
          </table:table-cell>
        </table:table-row>
        <table:table-row table:style-name="ro1">
          <table:table-cell office:value-type="float" office:value="133661" calcext:value-type="float">
            <text:p>133661</text:p>
          </table:table-cell>
        </table:table-row>
        <table:table-row table:style-name="ro1">
          <table:table-cell office:value-type="float" office:value="131400" calcext:value-type="float">
            <text:p>131400</text:p>
          </table:table-cell>
        </table:table-row>
        <table:table-row table:style-name="ro1">
          <table:table-cell office:value-type="float" office:value="132506" calcext:value-type="float">
            <text:p>132506</text:p>
          </table:table-cell>
        </table:table-row>
        <table:table-row table:style-name="ro1">
          <table:table-cell office:value-type="float" office:value="148649" calcext:value-type="float">
            <text:p>148649</text:p>
          </table:table-cell>
        </table:table-row>
        <table:table-row table:style-name="ro1">
          <table:table-cell office:value-type="float" office:value="138288" calcext:value-type="float">
            <text:p>138288</text:p>
          </table:table-cell>
        </table:table-row>
        <table:table-row table:style-name="ro1">
          <table:table-cell office:value-type="float" office:value="131691" calcext:value-type="float">
            <text:p>131691</text:p>
          </table:table-cell>
        </table:table-row>
        <table:table-row table:style-name="ro1">
          <table:table-cell office:value-type="float" office:value="135353" calcext:value-type="float">
            <text:p>135353</text:p>
          </table:table-cell>
        </table:table-row>
        <table:table-row table:style-name="ro1">
          <table:table-cell office:value-type="float" office:value="139675" calcext:value-type="float">
            <text:p>139675</text:p>
          </table:table-cell>
        </table:table-row>
        <table:table-row table:style-name="ro1">
          <table:table-cell office:value-type="float" office:value="137938" calcext:value-type="float">
            <text:p>137938</text:p>
          </table:table-cell>
        </table:table-row>
        <table:table-row table:style-name="ro1">
          <table:table-cell office:value-type="float" office:value="143527" calcext:value-type="float">
            <text:p>143527</text:p>
          </table:table-cell>
        </table:table-row>
        <table:table-row table:style-name="ro1">
          <table:table-cell office:value-type="float" office:value="146792" calcext:value-type="float">
            <text:p>146792</text:p>
          </table:table-cell>
        </table:table-row>
        <table:table-row table:style-name="ro1">
          <table:table-cell office:value-type="float" office:value="138440" calcext:value-type="float">
            <text:p>138440</text:p>
          </table:table-cell>
        </table:table-row>
        <table:table-row table:style-name="ro1">
          <table:table-cell office:value-type="float" office:value="129235" calcext:value-type="float">
            <text:p>129235</text:p>
          </table:table-cell>
        </table:table-row>
        <table:table-row table:style-name="ro1">
          <table:table-cell office:value-type="float" office:value="135649" calcext:value-type="float">
            <text:p>135649</text:p>
          </table:table-cell>
        </table:table-row>
        <table:table-row table:style-name="ro1">
          <table:table-cell office:value-type="float" office:value="132859" calcext:value-type="float">
            <text:p>132859</text:p>
          </table:table-cell>
        </table:table-row>
        <table:table-row table:style-name="ro1">
          <table:table-cell office:value-type="float" office:value="135409" calcext:value-type="float">
            <text:p>135409</text:p>
          </table:table-cell>
        </table:table-row>
        <table:table-row table:style-name="ro1">
          <table:table-cell office:value-type="float" office:value="145647" calcext:value-type="float">
            <text:p>145647</text:p>
          </table:table-cell>
        </table:table-row>
        <table:table-row table:style-name="ro1">
          <table:table-cell office:value-type="float" office:value="137531" calcext:value-type="float">
            <text:p>137531</text:p>
          </table:table-cell>
        </table:table-row>
        <table:table-row table:style-name="ro1">
          <table:table-cell office:value-type="float" office:value="134593" calcext:value-type="float">
            <text:p>134593</text:p>
          </table:table-cell>
        </table:table-row>
        <table:table-row table:style-name="ro1">
          <table:table-cell office:value-type="float" office:value="132344" calcext:value-type="float">
            <text:p>132344</text:p>
          </table:table-cell>
        </table:table-row>
        <table:table-row table:style-name="ro1">
          <table:table-cell office:value-type="float" office:value="138538" calcext:value-type="float">
            <text:p>138538</text:p>
          </table:table-cell>
        </table:table-row>
        <table:table-row table:style-name="ro1">
          <table:table-cell office:value-type="float" office:value="136934" calcext:value-type="float">
            <text:p>136934</text:p>
          </table:table-cell>
        </table:table-row>
        <table:table-row table:style-name="ro1">
          <table:table-cell office:value-type="float" office:value="130304" calcext:value-type="float">
            <text:p>130304</text:p>
          </table:table-cell>
        </table:table-row>
        <table:table-row table:style-name="ro1">
          <table:table-cell office:value-type="float" office:value="132738" calcext:value-type="float">
            <text:p>132738</text:p>
          </table:table-cell>
        </table:table-row>
        <table:table-row table:style-name="ro1">
          <table:table-cell office:value-type="float" office:value="139167" calcext:value-type="float">
            <text:p>139167</text:p>
          </table:table-cell>
        </table:table-row>
        <table:table-row table:style-name="ro1">
          <table:table-cell office:value-type="float" office:value="132884" calcext:value-type="float">
            <text:p>132884</text:p>
          </table:table-cell>
        </table:table-row>
        <table:table-row table:style-name="ro1">
          <table:table-cell office:value-type="float" office:value="131716" calcext:value-type="float">
            <text:p>131716</text:p>
          </table:table-cell>
        </table:table-row>
        <table:table-row table:style-name="ro1">
          <table:table-cell office:value-type="float" office:value="135818" calcext:value-type="float">
            <text:p>135818</text:p>
          </table:table-cell>
        </table:table-row>
        <table:table-row table:style-name="ro1">
          <table:table-cell office:value-type="float" office:value="137705" calcext:value-type="float">
            <text:p>137705</text:p>
          </table:table-cell>
        </table:table-row>
        <table:table-row table:style-name="ro1">
          <table:table-cell office:value-type="float" office:value="140415" calcext:value-type="float">
            <text:p>140415</text:p>
          </table:table-cell>
        </table:table-row>
        <table:table-row table:style-name="ro1">
          <table:table-cell office:value-type="float" office:value="148619" calcext:value-type="float">
            <text:p>148619</text:p>
          </table:table-cell>
        </table:table-row>
        <table:table-row table:style-name="ro1">
          <table:table-cell office:value-type="float" office:value="140555" calcext:value-type="float">
            <text:p>140555</text:p>
          </table:table-cell>
        </table:table-row>
        <table:table-row table:style-name="ro1">
          <table:table-cell office:value-type="float" office:value="135908" calcext:value-type="float">
            <text:p>135908</text:p>
          </table:table-cell>
        </table:table-row>
        <table:table-row table:style-name="ro1">
          <table:table-cell office:value-type="float" office:value="131889" calcext:value-type="float">
            <text:p>131889</text:p>
          </table:table-cell>
        </table:table-row>
        <table:table-row table:style-name="ro1">
          <table:table-cell office:value-type="float" office:value="132498" calcext:value-type="float">
            <text:p>132498</text:p>
          </table:table-cell>
        </table:table-row>
        <table:table-row table:style-name="ro1">
          <table:table-cell office:value-type="float" office:value="147195" calcext:value-type="float">
            <text:p>147195</text:p>
          </table:table-cell>
        </table:table-row>
        <table:table-row table:style-name="ro1">
          <table:table-cell office:value-type="float" office:value="138082" calcext:value-type="float">
            <text:p>138082</text:p>
          </table:table-cell>
        </table:table-row>
        <table:table-row table:style-name="ro1">
          <table:table-cell office:value-type="float" office:value="136914" calcext:value-type="float">
            <text:p>136914</text:p>
          </table:table-cell>
        </table:table-row>
        <table:table-row table:style-name="ro1">
          <table:table-cell office:value-type="float" office:value="135172" calcext:value-type="float">
            <text:p>135172</text:p>
          </table:table-cell>
        </table:table-row>
        <table:table-row table:style-name="ro1">
          <table:table-cell office:value-type="float" office:value="133728" calcext:value-type="float">
            <text:p>133728</text:p>
          </table:table-cell>
        </table:table-row>
        <table:table-row table:style-name="ro1">
          <table:table-cell office:value-type="float" office:value="133623" calcext:value-type="float">
            <text:p>133623</text:p>
          </table:table-cell>
        </table:table-row>
        <table:table-row table:style-name="ro1">
          <table:table-cell office:value-type="float" office:value="138166" calcext:value-type="float">
            <text:p>138166</text:p>
          </table:table-cell>
        </table:table-row>
        <table:table-row table:style-name="ro1">
          <table:table-cell office:value-type="float" office:value="145356" calcext:value-type="float">
            <text:p>145356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</table:table-row>
        <table:table-row table:style-name="ro1">
          <table:table-cell office:value-type="float" office:value="131009" calcext:value-type="float">
            <text:p>131009</text:p>
          </table:table-cell>
        </table:table-row>
        <table:table-row table:style-name="ro1">
          <table:table-cell office:value-type="float" office:value="133559" calcext:value-type="float">
            <text:p>133559</text:p>
          </table:table-cell>
        </table:table-row>
        <table:table-row table:style-name="ro1">
          <table:table-cell office:value-type="float" office:value="133110" calcext:value-type="float">
            <text:p>133110</text:p>
          </table:table-cell>
        </table:table-row>
        <table:table-row table:style-name="ro1">
          <table:table-cell office:value-type="float" office:value="137941" calcext:value-type="float">
            <text:p>137941</text:p>
          </table:table-cell>
        </table:table-row>
        <table:table-row table:style-name="ro1">
          <table:table-cell office:value-type="float" office:value="144617" calcext:value-type="float">
            <text:p>144617</text:p>
          </table:table-cell>
        </table:table-row>
        <table:table-row table:style-name="ro1">
          <table:table-cell office:value-type="float" office:value="141795" calcext:value-type="float">
            <text:p>141795</text:p>
          </table:table-cell>
        </table:table-row>
        <table:table-row table:style-name="ro1">
          <table:table-cell office:value-type="float" office:value="132868" calcext:value-type="float">
            <text:p>132868</text:p>
          </table:table-cell>
        </table:table-row>
        <table:table-row table:style-name="ro1">
          <table:table-cell office:value-type="float" office:value="129883" calcext:value-type="float">
            <text:p>129883</text:p>
          </table:table-cell>
        </table:table-row>
        <table:table-row table:style-name="ro1">
          <table:table-cell office:value-type="float" office:value="131896" calcext:value-type="float">
            <text:p>131896</text:p>
          </table:table-cell>
        </table:table-row>
        <table:table-row table:style-name="ro1">
          <table:table-cell office:value-type="float" office:value="136507" calcext:value-type="float">
            <text:p>136507</text:p>
          </table:table-cell>
        </table:table-row>
        <table:table-row table:style-name="ro1">
          <table:table-cell office:value-type="float" office:value="133784" calcext:value-type="float">
            <text:p>133784</text:p>
          </table:table-cell>
        </table:table-row>
        <table:table-row table:style-name="ro1">
          <table:table-cell office:value-type="float" office:value="142391" calcext:value-type="float">
            <text:p>142391</text:p>
          </table:table-cell>
        </table:table-row>
        <table:table-row table:style-name="ro1">
          <table:table-cell office:value-type="float" office:value="144923" calcext:value-type="float">
            <text:p>144923</text:p>
          </table:table-cell>
        </table:table-row>
        <table:table-row table:style-name="ro1">
          <table:table-cell office:value-type="float" office:value="137474" calcext:value-type="float">
            <text:p>137474</text:p>
          </table:table-cell>
        </table:table-row>
        <table:table-row table:style-name="ro1">
          <table:table-cell office:value-type="float" office:value="132362" calcext:value-type="float">
            <text:p>132362</text:p>
          </table:table-cell>
        </table:table-row>
        <table:table-row table:style-name="ro1">
          <table:table-cell office:value-type="float" office:value="134753" calcext:value-type="float">
            <text:p>134753</text:p>
          </table:table-cell>
        </table:table-row>
        <table:table-row table:style-name="ro1">
          <table:table-cell office:value-type="float" office:value="130813" calcext:value-type="float">
            <text:p>130813</text:p>
          </table:table-cell>
        </table:table-row>
        <table:table-row table:style-name="ro1">
          <table:table-cell office:value-type="float" office:value="132838" calcext:value-type="float">
            <text:p>132838</text:p>
          </table:table-cell>
        </table:table-row>
        <table:table-row table:style-name="ro1">
          <table:table-cell office:value-type="float" office:value="131298" calcext:value-type="float">
            <text:p>131298</text:p>
          </table:table-cell>
        </table:table-row>
        <table:table-row table:style-name="ro1">
          <table:table-cell office:value-type="float" office:value="132016" calcext:value-type="float">
            <text:p>132016</text:p>
          </table:table-cell>
        </table:table-row>
        <table:table-row table:style-name="ro1">
          <table:table-cell office:value-type="float" office:value="130074" calcext:value-type="float">
            <text:p>130074</text:p>
          </table:table-cell>
        </table:table-row>
        <table:table-row table:style-name="ro1">
          <table:table-cell office:value-type="float" office:value="132561" calcext:value-type="float">
            <text:p>132561</text:p>
          </table:table-cell>
        </table:table-row>
        <table:table-row table:style-name="ro1">
          <table:table-cell office:value-type="float" office:value="134677" calcext:value-type="float">
            <text:p>134677</text:p>
          </table:table-cell>
        </table:table-row>
        <table:table-row table:style-name="ro1">
          <table:table-cell office:value-type="float" office:value="132621" calcext:value-type="float">
            <text:p>132621</text:p>
          </table:table-cell>
        </table:table-row>
        <table:table-row table:style-name="ro1">
          <table:table-cell office:value-type="float" office:value="132765" calcext:value-type="float">
            <text:p>132765</text:p>
          </table:table-cell>
        </table:table-row>
        <table:table-row table:style-name="ro1">
          <table:table-cell office:value-type="float" office:value="132751" calcext:value-type="float">
            <text:p>132751</text:p>
          </table:table-cell>
        </table:table-row>
        <table:table-row table:style-name="ro1">
          <table:table-cell office:value-type="float" office:value="132392" calcext:value-type="float">
            <text:p>132392</text:p>
          </table:table-cell>
        </table:table-row>
        <table:table-row table:style-name="ro1">
          <table:table-cell office:value-type="float" office:value="135333" calcext:value-type="float">
            <text:p>135333</text:p>
          </table:table-cell>
        </table:table-row>
        <table:table-row table:style-name="ro1">
          <table:table-cell office:value-type="float" office:value="143024" calcext:value-type="float">
            <text:p>143024</text:p>
          </table:table-cell>
        </table:table-row>
        <table:table-row table:style-name="ro1">
          <table:table-cell office:value-type="float" office:value="132126" calcext:value-type="float">
            <text:p>132126</text:p>
          </table:table-cell>
        </table:table-row>
        <table:table-row table:style-name="ro1">
          <table:table-cell office:value-type="float" office:value="131462" calcext:value-type="float">
            <text:p>131462</text:p>
          </table:table-cell>
        </table:table-row>
        <table:table-row table:style-name="ro1">
          <table:table-cell office:value-type="float" office:value="134811" calcext:value-type="float">
            <text:p>134811</text:p>
          </table:table-cell>
        </table:table-row>
        <table:table-row table:style-name="ro1">
          <table:table-cell office:value-type="float" office:value="130866" calcext:value-type="float">
            <text:p>130866</text:p>
          </table:table-cell>
        </table:table-row>
        <table:table-row table:style-name="ro1">
          <table:table-cell office:value-type="float" office:value="132320" calcext:value-type="float">
            <text:p>132320</text:p>
          </table:table-cell>
        </table:table-row>
        <table:table-row table:style-name="ro1">
          <table:table-cell office:value-type="float" office:value="132173" calcext:value-type="float">
            <text:p>132173</text:p>
          </table:table-cell>
        </table:table-row>
        <table:table-row table:style-name="ro1">
          <table:table-cell office:value-type="float" office:value="132184" calcext:value-type="float">
            <text:p>132184</text:p>
          </table:table-cell>
        </table:table-row>
        <table:table-row table:style-name="ro1">
          <table:table-cell office:value-type="float" office:value="141488" calcext:value-type="float">
            <text:p>141488</text:p>
          </table:table-cell>
        </table:table-row>
        <table:table-row table:style-name="ro1">
          <table:table-cell office:value-type="float" office:value="135507" calcext:value-type="float">
            <text:p>135507</text:p>
          </table:table-cell>
        </table:table-row>
        <table:table-row table:style-name="ro1">
          <table:table-cell office:value-type="float" office:value="135119" calcext:value-type="float">
            <text:p>135119</text:p>
          </table:table-cell>
        </table:table-row>
        <table:table-row table:style-name="ro1">
          <table:table-cell office:value-type="float" office:value="157608" calcext:value-type="float">
            <text:p>157608</text:p>
          </table:table-cell>
        </table:table-row>
        <table:table-row table:style-name="ro1">
          <table:table-cell office:value-type="float" office:value="156812" calcext:value-type="float">
            <text:p>156812</text:p>
          </table:table-cell>
        </table:table-row>
        <table:table-row table:style-name="ro1">
          <table:table-cell office:value-type="float" office:value="152714" calcext:value-type="float">
            <text:p>152714</text:p>
          </table:table-cell>
        </table:table-row>
        <table:table-row table:style-name="ro1">
          <table:table-cell office:value-type="float" office:value="154486" calcext:value-type="float">
            <text:p>154486</text:p>
          </table:table-cell>
        </table:table-row>
        <table:table-row table:style-name="ro1">
          <table:table-cell office:value-type="float" office:value="159557" calcext:value-type="float">
            <text:p>159557</text:p>
          </table:table-cell>
        </table:table-row>
        <table:table-row table:style-name="ro1">
          <table:table-cell office:value-type="float" office:value="152561" calcext:value-type="float">
            <text:p>152561</text:p>
          </table:table-cell>
        </table:table-row>
        <table:table-row table:style-name="ro1">
          <table:table-cell office:value-type="float" office:value="149289" calcext:value-type="float">
            <text:p>149289</text:p>
          </table:table-cell>
        </table:table-row>
        <table:table-row table:style-name="ro1">
          <table:table-cell office:value-type="float" office:value="154886" calcext:value-type="float">
            <text:p>154886</text:p>
          </table:table-cell>
        </table:table-row>
        <table:table-row table:style-name="ro1">
          <table:table-cell office:value-type="float" office:value="155171" calcext:value-type="float">
            <text:p>155171</text:p>
          </table:table-cell>
        </table:table-row>
        <table:table-row table:style-name="ro1">
          <table:table-cell office:value-type="float" office:value="159900" calcext:value-type="float">
            <text:p>159900</text:p>
          </table:table-cell>
        </table:table-row>
        <table:table-row table:style-name="ro1">
          <table:table-cell office:value-type="float" office:value="156850" calcext:value-type="float">
            <text:p>156850</text:p>
          </table:table-cell>
        </table:table-row>
        <table:table-row table:style-name="ro1">
          <table:table-cell office:value-type="float" office:value="161602" calcext:value-type="float">
            <text:p>161602</text:p>
          </table:table-cell>
        </table:table-row>
        <table:table-row table:style-name="ro1">
          <table:table-cell office:value-type="float" office:value="154072" calcext:value-type="float">
            <text:p>154072</text:p>
          </table:table-cell>
        </table:table-row>
        <table:table-row table:style-name="ro1">
          <table:table-cell office:value-type="float" office:value="151053" calcext:value-type="float">
            <text:p>151053</text:p>
          </table:table-cell>
        </table:table-row>
        <table:table-row table:style-name="ro1">
          <table:table-cell office:value-type="float" office:value="150501" calcext:value-type="float">
            <text:p>150501</text:p>
          </table:table-cell>
        </table:table-row>
        <table:table-row table:style-name="ro1">
          <table:table-cell office:value-type="float" office:value="157743" calcext:value-type="float">
            <text:p>157743</text:p>
          </table:table-cell>
        </table:table-row>
        <table:table-row table:style-name="ro1">
          <table:table-cell office:value-type="float" office:value="161607" calcext:value-type="float">
            <text:p>161607</text:p>
          </table:table-cell>
        </table:table-row>
        <table:table-row table:style-name="ro1">
          <table:table-cell office:value-type="float" office:value="162288" calcext:value-type="float">
            <text:p>162288</text:p>
          </table:table-cell>
        </table:table-row>
        <table:table-row table:style-name="ro1">
          <table:table-cell office:value-type="float" office:value="178358" calcext:value-type="float">
            <text:p>178358</text:p>
          </table:table-cell>
        </table:table-row>
        <table:table-row table:style-name="ro1">
          <table:table-cell office:value-type="float" office:value="155854" calcext:value-type="float">
            <text:p>155854</text:p>
          </table:table-cell>
        </table:table-row>
        <table:table-row table:style-name="ro1">
          <table:table-cell office:value-type="float" office:value="159176" calcext:value-type="float">
            <text:p>159176</text:p>
          </table:table-cell>
        </table:table-row>
        <table:table-row table:style-name="ro1">
          <table:table-cell office:value-type="float" office:value="156848" calcext:value-type="float">
            <text:p>156848</text:p>
          </table:table-cell>
        </table:table-row>
        <table:table-row table:style-name="ro1">
          <table:table-cell office:value-type="float" office:value="147983" calcext:value-type="float">
            <text:p>147983</text:p>
          </table:table-cell>
        </table:table-row>
        <table:table-row table:style-name="ro1">
          <table:table-cell office:value-type="float" office:value="163051" calcext:value-type="float">
            <text:p>163051</text:p>
          </table:table-cell>
        </table:table-row>
        <table:table-row table:style-name="ro1">
          <table:table-cell office:value-type="float" office:value="149350" calcext:value-type="float">
            <text:p>149350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</table:table-row>
        <table:table-row table:style-name="ro1">
          <table:table-cell office:value-type="float" office:value="147342" calcext:value-type="float">
            <text:p>147342</text:p>
          </table:table-cell>
        </table:table-row>
        <table:table-row table:style-name="ro1">
          <table:table-cell office:value-type="float" office:value="154598" calcext:value-type="float">
            <text:p>154598</text:p>
          </table:table-cell>
        </table:table-row>
        <table:table-row table:style-name="ro1">
          <table:table-cell office:value-type="float" office:value="149952" calcext:value-type="float">
            <text:p>149952</text:p>
          </table:table-cell>
        </table:table-row>
        <table:table-row table:style-name="ro1">
          <table:table-cell office:value-type="float" office:value="155251" calcext:value-type="float">
            <text:p>155251</text:p>
          </table:table-cell>
        </table:table-row>
        <table:table-row table:style-name="ro1">
          <table:table-cell office:value-type="float" office:value="149354" calcext:value-type="float">
            <text:p>149354</text:p>
          </table:table-cell>
        </table:table-row>
        <table:table-row table:style-name="ro1">
          <table:table-cell office:value-type="float" office:value="150413" calcext:value-type="float">
            <text:p>150413</text:p>
          </table:table-cell>
        </table:table-row>
        <table:table-row table:style-name="ro1">
          <table:table-cell office:value-type="float" office:value="161357" calcext:value-type="float">
            <text:p>161357</text:p>
          </table:table-cell>
        </table:table-row>
        <table:table-row table:style-name="ro1">
          <table:table-cell office:value-type="float" office:value="152874" calcext:value-type="float">
            <text:p>152874</text:p>
          </table:table-cell>
        </table:table-row>
        <table:table-row table:style-name="ro1">
          <table:table-cell office:value-type="float" office:value="152072" calcext:value-type="float">
            <text:p>152072</text:p>
          </table:table-cell>
        </table:table-row>
        <table:table-row table:style-name="ro1">
          <table:table-cell office:value-type="float" office:value="149890" calcext:value-type="float">
            <text:p>149890</text:p>
          </table:table-cell>
        </table:table-row>
        <table:table-row table:style-name="ro1">
          <table:table-cell office:value-type="float" office:value="156189" calcext:value-type="float">
            <text:p>156189</text:p>
          </table:table-cell>
        </table:table-row>
        <table:table-row table:style-name="ro1">
          <table:table-cell office:value-type="float" office:value="157795" calcext:value-type="float">
            <text:p>157795</text:p>
          </table:table-cell>
        </table:table-row>
        <table:table-row table:style-name="ro1">
          <table:table-cell office:value-type="float" office:value="159010" calcext:value-type="float">
            <text:p>159010</text:p>
          </table:table-cell>
        </table:table-row>
        <table:table-row table:style-name="ro1">
          <table:table-cell office:value-type="float" office:value="177057" calcext:value-type="float">
            <text:p>177057</text:p>
          </table:table-cell>
        </table:table-row>
        <table:table-row table:style-name="ro1">
          <table:table-cell office:value-type="float" office:value="189227" calcext:value-type="float">
            <text:p>189227</text:p>
          </table:table-cell>
        </table:table-row>
        <table:table-row table:style-name="ro1">
          <table:table-cell office:value-type="float" office:value="252877" calcext:value-type="float">
            <text:p>252877</text:p>
          </table:table-cell>
        </table:table-row>
        <table:table-row table:style-name="ro1">
          <table:table-cell office:value-type="float" office:value="162767" calcext:value-type="float">
            <text:p>162767</text:p>
          </table:table-cell>
        </table:table-row>
        <table:table-row table:style-name="ro1">
          <table:table-cell office:value-type="float" office:value="160432" calcext:value-type="float">
            <text:p>160432</text:p>
          </table:table-cell>
        </table:table-row>
        <table:table-row table:style-name="ro1">
          <table:table-cell office:value-type="float" office:value="175873" calcext:value-type="float">
            <text:p>175873</text:p>
          </table:table-cell>
        </table:table-row>
        <table:table-row table:style-name="ro1">
          <table:table-cell office:value-type="float" office:value="171317" calcext:value-type="float">
            <text:p>171317</text:p>
          </table:table-cell>
        </table:table-row>
        <table:table-row table:style-name="ro1">
          <table:table-cell office:value-type="float" office:value="181087" calcext:value-type="float">
            <text:p>181087</text:p>
          </table:table-cell>
        </table:table-row>
        <table:table-row table:style-name="ro1">
          <table:table-cell office:value-type="float" office:value="162415" calcext:value-type="float">
            <text:p>162415</text:p>
          </table:table-cell>
        </table:table-row>
        <table:table-row table:style-name="ro1">
          <table:table-cell office:value-type="float" office:value="153543" calcext:value-type="float">
            <text:p>153543</text:p>
          </table:table-cell>
        </table:table-row>
        <table:table-row table:style-name="ro1">
          <table:table-cell office:value-type="float" office:value="158869" calcext:value-type="float">
            <text:p>158869</text:p>
          </table:table-cell>
        </table:table-row>
        <table:table-row table:style-name="ro1">
          <table:table-cell office:value-type="float" office:value="163534" calcext:value-type="float">
            <text:p>163534</text:p>
          </table:table-cell>
        </table:table-row>
        <table:table-row table:style-name="ro1">
          <table:table-cell office:value-type="float" office:value="161733" calcext:value-type="float">
            <text:p>161733</text:p>
          </table:table-cell>
        </table:table-row>
        <table:table-row table:style-name="ro1">
          <table:table-cell office:value-type="float" office:value="171114" calcext:value-type="float">
            <text:p>171114</text:p>
          </table:table-cell>
        </table:table-row>
        <table:table-row table:style-name="ro1">
          <table:table-cell office:value-type="float" office:value="164416" calcext:value-type="float">
            <text:p>164416</text:p>
          </table:table-cell>
        </table:table-row>
        <table:table-row table:style-name="ro1">
          <table:table-cell office:value-type="float" office:value="166506" calcext:value-type="float">
            <text:p>166506</text:p>
          </table:table-cell>
        </table:table-row>
        <table:table-row table:style-name="ro1">
          <table:table-cell office:value-type="float" office:value="162803" calcext:value-type="float">
            <text:p>162803</text:p>
          </table:table-cell>
        </table:table-row>
        <table:table-row table:style-name="ro1">
          <table:table-cell office:value-type="float" office:value="160894" calcext:value-type="float">
            <text:p>160894</text:p>
          </table:table-cell>
        </table:table-row>
        <table:table-row table:style-name="ro1">
          <table:table-cell office:value-type="float" office:value="152303" calcext:value-type="float">
            <text:p>152303</text:p>
          </table:table-cell>
        </table:table-row>
        <table:table-row table:style-name="ro1">
          <table:table-cell office:value-type="float" office:value="159154" calcext:value-type="float">
            <text:p>159154</text:p>
          </table:table-cell>
        </table:table-row>
        <table:table-row table:style-name="ro1">
          <table:table-cell office:value-type="float" office:value="154608" calcext:value-type="float">
            <text:p>154608</text:p>
          </table:table-cell>
        </table:table-row>
        <table:table-row table:style-name="ro1">
          <table:table-cell office:value-type="float" office:value="152131" calcext:value-type="float">
            <text:p>152131</text:p>
          </table:table-cell>
        </table:table-row>
        <table:table-row table:style-name="ro1">
          <table:table-cell office:value-type="float" office:value="150136" calcext:value-type="float">
            <text:p>150136</text:p>
          </table:table-cell>
        </table:table-row>
        <table:table-row table:style-name="ro1">
          <table:table-cell office:value-type="float" office:value="175534" calcext:value-type="float">
            <text:p>175534</text:p>
          </table:table-cell>
        </table:table-row>
        <table:table-row table:style-name="ro1">
          <table:table-cell office:value-type="float" office:value="168894" calcext:value-type="float">
            <text:p>168894</text:p>
          </table:table-cell>
        </table:table-row>
        <table:table-row table:style-name="ro1">
          <table:table-cell office:value-type="float" office:value="156361" calcext:value-type="float">
            <text:p>156361</text:p>
          </table:table-cell>
        </table:table-row>
        <table:table-row table:style-name="ro1">
          <table:table-cell office:value-type="float" office:value="151240" calcext:value-type="float">
            <text:p>151240</text:p>
          </table:table-cell>
        </table:table-row>
        <table:table-row table:style-name="ro1">
          <table:table-cell office:value-type="float" office:value="156018" calcext:value-type="float">
            <text:p>156018</text:p>
          </table:table-cell>
        </table:table-row>
        <table:table-row table:style-name="ro1">
          <table:table-cell office:value-type="float" office:value="155403" calcext:value-type="float">
            <text:p>155403</text:p>
          </table:table-cell>
        </table:table-row>
        <table:table-row table:style-name="ro1">
          <table:table-cell office:value-type="float" office:value="162131" calcext:value-type="float">
            <text:p>162131</text:p>
          </table:table-cell>
        </table:table-row>
        <table:table-row table:style-name="ro1">
          <table:table-cell office:value-type="float" office:value="151894" calcext:value-type="float">
            <text:p>151894</text:p>
          </table:table-cell>
        </table:table-row>
        <table:table-row table:style-name="ro1">
          <table:table-cell office:value-type="float" office:value="154766" calcext:value-type="float">
            <text:p>154766</text:p>
          </table:table-cell>
        </table:table-row>
        <table:table-row table:style-name="ro1">
          <table:table-cell office:value-type="float" office:value="145232" calcext:value-type="float">
            <text:p>145232</text:p>
          </table:table-cell>
        </table:table-row>
        <table:table-row table:style-name="ro1">
          <table:table-cell office:value-type="float" office:value="151520" calcext:value-type="float">
            <text:p>151520</text:p>
          </table:table-cell>
        </table:table-row>
        <table:table-row table:style-name="ro1">
          <table:table-cell office:value-type="float" office:value="149673" calcext:value-type="float">
            <text:p>149673</text:p>
          </table:table-cell>
        </table:table-row>
        <table:table-row table:style-name="ro1">
          <table:table-cell office:value-type="float" office:value="153470" calcext:value-type="float">
            <text:p>153470</text:p>
          </table:table-cell>
        </table:table-row>
        <table:table-row table:style-name="ro1">
          <table:table-cell office:value-type="float" office:value="156812" calcext:value-type="float">
            <text:p>156812</text:p>
          </table:table-cell>
        </table:table-row>
        <table:table-row table:style-name="ro1">
          <table:table-cell office:value-type="float" office:value="155637" calcext:value-type="float">
            <text:p>155637</text:p>
          </table:table-cell>
        </table:table-row>
        <table:table-row table:style-name="ro1">
          <table:table-cell office:value-type="float" office:value="154453" calcext:value-type="float">
            <text:p>154453</text:p>
          </table:table-cell>
        </table:table-row>
        <table:table-row table:style-name="ro1">
          <table:table-cell office:value-type="float" office:value="150027" calcext:value-type="float">
            <text:p>150027</text:p>
          </table:table-cell>
        </table:table-row>
        <table:table-row table:style-name="ro1">
          <table:table-cell office:value-type="float" office:value="151937" calcext:value-type="float">
            <text:p>151937</text:p>
          </table:table-cell>
        </table:table-row>
        <table:table-row table:style-name="ro1">
          <table:table-cell office:value-type="float" office:value="147927" calcext:value-type="float">
            <text:p>147927</text:p>
          </table:table-cell>
        </table:table-row>
        <table:table-row table:style-name="ro1">
          <table:table-cell office:value-type="float" office:value="156541" calcext:value-type="float">
            <text:p>156541</text:p>
          </table:table-cell>
        </table:table-row>
        <table:table-row table:style-name="ro1">
          <table:table-cell office:value-type="float" office:value="156823" calcext:value-type="float">
            <text:p>156823</text:p>
          </table:table-cell>
        </table:table-row>
        <table:table-row table:style-name="ro1">
          <table:table-cell office:value-type="float" office:value="154555" calcext:value-type="float">
            <text:p>154555</text:p>
          </table:table-cell>
        </table:table-row>
        <table:table-row table:style-name="ro1">
          <table:table-cell office:value-type="float" office:value="158379" calcext:value-type="float">
            <text:p>158379</text:p>
          </table:table-cell>
        </table:table-row>
        <table:table-row table:style-name="ro1">
          <table:table-cell office:value-type="float" office:value="150521" calcext:value-type="float">
            <text:p>150521</text:p>
          </table:table-cell>
        </table:table-row>
        <table:table-row table:style-name="ro1">
          <table:table-cell office:value-type="float" office:value="154189" calcext:value-type="float">
            <text:p>154189</text:p>
          </table:table-cell>
        </table:table-row>
        <table:table-row table:style-name="ro1">
          <table:table-cell office:value-type="float" office:value="149650" calcext:value-type="float">
            <text:p>149650</text:p>
          </table:table-cell>
        </table:table-row>
        <table:table-row table:style-name="ro1">
          <table:table-cell office:value-type="float" office:value="158669" calcext:value-type="float">
            <text:p>158669</text:p>
          </table:table-cell>
        </table:table-row>
        <table:table-row table:style-name="ro1">
          <table:table-cell office:value-type="float" office:value="156033" calcext:value-type="float">
            <text:p>156033</text:p>
          </table:table-cell>
        </table:table-row>
        <table:table-row table:style-name="ro1">
          <table:table-cell office:value-type="float" office:value="151714" calcext:value-type="float">
            <text:p>151714</text:p>
          </table:table-cell>
        </table:table-row>
        <table:table-row table:style-name="ro1">
          <table:table-cell office:value-type="float" office:value="150702" calcext:value-type="float">
            <text:p>150702</text:p>
          </table:table-cell>
        </table:table-row>
        <table:table-row table:style-name="ro1">
          <table:table-cell office:value-type="float" office:value="145365" calcext:value-type="float">
            <text:p>145365</text:p>
          </table:table-cell>
        </table:table-row>
        <table:table-row table:style-name="ro1">
          <table:table-cell office:value-type="float" office:value="150776" calcext:value-type="float">
            <text:p>150776</text:p>
          </table:table-cell>
        </table:table-row>
        <table:table-row table:style-name="ro1">
          <table:table-cell office:value-type="float" office:value="148769" calcext:value-type="float">
            <text:p>148769</text:p>
          </table:table-cell>
        </table:table-row>
        <table:table-row table:style-name="ro1">
          <table:table-cell office:value-type="float" office:value="153669" calcext:value-type="float">
            <text:p>153669</text:p>
          </table:table-cell>
        </table:table-row>
        <table:table-row table:style-name="ro1">
          <table:table-cell office:value-type="float" office:value="188721" calcext:value-type="float">
            <text:p>188721</text:p>
          </table:table-cell>
        </table:table-row>
        <table:table-row table:style-name="ro1">
          <table:table-cell office:value-type="float" office:value="145997" calcext:value-type="float">
            <text:p>145997</text:p>
          </table:table-cell>
        </table:table-row>
        <table:table-row table:style-name="ro1">
          <table:table-cell office:value-type="float" office:value="155318" calcext:value-type="float">
            <text:p>155318</text:p>
          </table:table-cell>
        </table:table-row>
        <table:table-row table:style-name="ro1">
          <table:table-cell office:value-type="float" office:value="155858" calcext:value-type="float">
            <text:p>155858</text:p>
          </table:table-cell>
        </table:table-row>
        <table:table-row table:style-name="ro1">
          <table:table-cell office:value-type="float" office:value="185137" calcext:value-type="float">
            <text:p>185137</text:p>
          </table:table-cell>
        </table:table-row>
        <table:table-row table:style-name="ro1">
          <table:table-cell office:value-type="float" office:value="156304" calcext:value-type="float">
            <text:p>156304</text:p>
          </table:table-cell>
        </table:table-row>
        <table:table-row table:style-name="ro1">
          <table:table-cell office:value-type="float" office:value="152222" calcext:value-type="float">
            <text:p>152222</text:p>
          </table:table-cell>
        </table:table-row>
        <table:table-row table:style-name="ro1">
          <table:table-cell office:value-type="float" office:value="156769" calcext:value-type="float">
            <text:p>156769</text:p>
          </table:table-cell>
        </table:table-row>
        <table:table-row table:style-name="ro1">
          <table:table-cell office:value-type="float" office:value="173062" calcext:value-type="float">
            <text:p>173062</text:p>
          </table:table-cell>
        </table:table-row>
        <table:table-row table:style-name="ro1">
          <table:table-cell office:value-type="float" office:value="170931" calcext:value-type="float">
            <text:p>170931</text:p>
          </table:table-cell>
        </table:table-row>
        <table:table-row table:style-name="ro1">
          <table:table-cell office:value-type="float" office:value="165162" calcext:value-type="float">
            <text:p>165162</text:p>
          </table:table-cell>
        </table:table-row>
        <table:table-row table:style-name="ro1">
          <table:table-cell office:value-type="float" office:value="168078" calcext:value-type="float">
            <text:p>168078</text:p>
          </table:table-cell>
        </table:table-row>
        <table:table-row table:style-name="ro1">
          <table:table-cell office:value-type="float" office:value="165543" calcext:value-type="float">
            <text:p>165543</text:p>
          </table:table-cell>
        </table:table-row>
        <table:table-row table:style-name="ro1">
          <table:table-cell office:value-type="float" office:value="156705" calcext:value-type="float">
            <text:p>156705</text:p>
          </table:table-cell>
        </table:table-row>
        <table:table-row table:style-name="ro1">
          <table:table-cell office:value-type="float" office:value="156188" calcext:value-type="float">
            <text:p>156188</text:p>
          </table:table-cell>
        </table:table-row>
        <table:table-row table:style-name="ro1">
          <table:table-cell office:value-type="float" office:value="149403" calcext:value-type="float">
            <text:p>149403</text:p>
          </table:table-cell>
        </table:table-row>
        <table:table-row table:style-name="ro1">
          <table:table-cell office:value-type="float" office:value="158155" calcext:value-type="float">
            <text:p>158155</text:p>
          </table:table-cell>
        </table:table-row>
        <table:table-row table:style-name="ro1">
          <table:table-cell office:value-type="float" office:value="152536" calcext:value-type="float">
            <text:p>152536</text:p>
          </table:table-cell>
        </table:table-row>
        <table:table-row table:style-name="ro1">
          <table:table-cell office:value-type="float" office:value="155602" calcext:value-type="float">
            <text:p>155602</text:p>
          </table:table-cell>
        </table:table-row>
        <table:table-row table:style-name="ro1">
          <table:table-cell office:value-type="float" office:value="150093" calcext:value-type="float">
            <text:p>150093</text:p>
          </table:table-cell>
        </table:table-row>
        <table:table-row table:style-name="ro1">
          <table:table-cell office:value-type="float" office:value="154066" calcext:value-type="float">
            <text:p>154066</text:p>
          </table:table-cell>
        </table:table-row>
        <table:table-row table:style-name="ro1">
          <table:table-cell office:value-type="float" office:value="155455" calcext:value-type="float">
            <text:p>155455</text:p>
          </table:table-cell>
        </table:table-row>
        <table:table-row table:style-name="ro1">
          <table:table-cell office:value-type="float" office:value="151745" calcext:value-type="float">
            <text:p>151745</text:p>
          </table:table-cell>
        </table:table-row>
        <table:table-row table:style-name="ro1">
          <table:table-cell office:value-type="float" office:value="156111" calcext:value-type="float">
            <text:p>156111</text:p>
          </table:table-cell>
        </table:table-row>
        <table:table-row table:style-name="ro1">
          <table:table-cell office:value-type="float" office:value="162087" calcext:value-type="float">
            <text:p>162087</text:p>
          </table:table-cell>
        </table:table-row>
        <table:table-row table:style-name="ro1">
          <table:table-cell office:value-type="float" office:value="166793" calcext:value-type="float">
            <text:p>166793</text:p>
          </table:table-cell>
        </table:table-row>
        <table:table-row table:style-name="ro1">
          <table:table-cell office:value-type="float" office:value="159290" calcext:value-type="float">
            <text:p>159290</text:p>
          </table:table-cell>
        </table:table-row>
        <table:table-row table:style-name="ro1">
          <table:table-cell office:value-type="float" office:value="167633" calcext:value-type="float">
            <text:p>167633</text:p>
          </table:table-cell>
        </table:table-row>
        <table:table-row table:style-name="ro1">
          <table:table-cell office:value-type="float" office:value="167927" calcext:value-type="float">
            <text:p>167927</text:p>
          </table:table-cell>
        </table:table-row>
        <table:table-row table:style-name="ro1">
          <table:table-cell office:value-type="float" office:value="173346" calcext:value-type="float">
            <text:p>173346</text:p>
          </table:table-cell>
        </table:table-row>
        <table:table-row table:style-name="ro1">
          <table:table-cell office:value-type="float" office:value="156637" calcext:value-type="float">
            <text:p>156637</text:p>
          </table:table-cell>
        </table:table-row>
        <table:table-row table:style-name="ro1">
          <table:table-cell office:value-type="float" office:value="165463" calcext:value-type="float">
            <text:p>165463</text:p>
          </table:table-cell>
        </table:table-row>
        <table:table-row table:style-name="ro1">
          <table:table-cell office:value-type="float" office:value="170666" calcext:value-type="float">
            <text:p>170666</text:p>
          </table:table-cell>
        </table:table-row>
        <table:table-row table:style-name="ro1">
          <table:table-cell office:value-type="float" office:value="175157" calcext:value-type="float">
            <text:p>175157</text:p>
          </table:table-cell>
        </table:table-row>
        <table:table-row table:style-name="ro1">
          <table:table-cell office:value-type="float" office:value="173149" calcext:value-type="float">
            <text:p>173149</text:p>
          </table:table-cell>
        </table:table-row>
        <table:table-row table:style-name="ro1">
          <table:table-cell office:value-type="float" office:value="164261" calcext:value-type="float">
            <text:p>164261</text:p>
          </table:table-cell>
        </table:table-row>
        <table:table-row table:style-name="ro1">
          <table:table-cell office:value-type="float" office:value="178103" calcext:value-type="float">
            <text:p>178103</text:p>
          </table:table-cell>
        </table:table-row>
        <table:table-row table:style-name="ro1">
          <table:table-cell office:value-type="float" office:value="162364" calcext:value-type="float">
            <text:p>162364</text:p>
          </table:table-cell>
        </table:table-row>
        <table:table-row table:style-name="ro1">
          <table:table-cell office:value-type="float" office:value="163530" calcext:value-type="float">
            <text:p>163530</text:p>
          </table:table-cell>
        </table:table-row>
        <table:table-row table:style-name="ro1">
          <table:table-cell office:value-type="float" office:value="159831" calcext:value-type="float">
            <text:p>159831</text:p>
          </table:table-cell>
        </table:table-row>
        <table:table-row table:style-name="ro1">
          <table:table-cell office:value-type="float" office:value="149523" calcext:value-type="float">
            <text:p>149523</text:p>
          </table:table-cell>
        </table:table-row>
        <table:table-row table:style-name="ro1">
          <table:table-cell office:value-type="float" office:value="161977" calcext:value-type="float">
            <text:p>161977</text:p>
          </table:table-cell>
        </table:table-row>
        <table:table-row table:style-name="ro1">
          <table:table-cell office:value-type="float" office:value="155256" calcext:value-type="float">
            <text:p>155256</text:p>
          </table:table-cell>
        </table:table-row>
        <table:table-row table:style-name="ro1">
          <table:table-cell office:value-type="float" office:value="154349" calcext:value-type="float">
            <text:p>154349</text:p>
          </table:table-cell>
        </table:table-row>
        <table:table-row table:style-name="ro1">
          <table:table-cell office:value-type="float" office:value="152155" calcext:value-type="float">
            <text:p>152155</text:p>
          </table:table-cell>
        </table:table-row>
        <table:table-row table:style-name="ro1">
          <table:table-cell office:value-type="float" office:value="148329" calcext:value-type="float">
            <text:p>148329</text:p>
          </table:table-cell>
        </table:table-row>
        <table:table-row table:style-name="ro1">
          <table:table-cell office:value-type="float" office:value="156167" calcext:value-type="float">
            <text:p>156167</text:p>
          </table:table-cell>
        </table:table-row>
        <table:table-row table:style-name="ro1">
          <table:table-cell office:value-type="float" office:value="148433" calcext:value-type="float">
            <text:p>148433</text:p>
          </table:table-cell>
        </table:table-row>
        <table:table-row table:style-name="ro1">
          <table:table-cell office:value-type="float" office:value="147653" calcext:value-type="float">
            <text:p>147653</text:p>
          </table:table-cell>
        </table:table-row>
        <table:table-row table:style-name="ro1">
          <table:table-cell office:value-type="float" office:value="172214" calcext:value-type="float">
            <text:p>172214</text:p>
          </table:table-cell>
        </table:table-row>
        <table:table-row table:style-name="ro1">
          <table:table-cell office:value-type="float" office:value="150916" calcext:value-type="float">
            <text:p>150916</text:p>
          </table:table-cell>
        </table:table-row>
        <table:table-row table:style-name="ro1">
          <table:table-cell office:value-type="float" office:value="150268" calcext:value-type="float">
            <text:p>150268</text:p>
          </table:table-cell>
        </table:table-row>
        <table:table-row table:style-name="ro1">
          <table:table-cell office:value-type="float" office:value="147997" calcext:value-type="float">
            <text:p>147997</text:p>
          </table:table-cell>
        </table:table-row>
        <table:table-row table:style-name="ro1">
          <table:table-cell office:value-type="float" office:value="151178" calcext:value-type="float">
            <text:p>151178</text:p>
          </table:table-cell>
        </table:table-row>
        <table:table-row table:style-name="ro1">
          <table:table-cell office:value-type="float" office:value="154028" calcext:value-type="float">
            <text:p>154028</text:p>
          </table:table-cell>
        </table:table-row>
        <table:table-row table:style-name="ro1">
          <table:table-cell office:value-type="float" office:value="151254" calcext:value-type="float">
            <text:p>151254</text:p>
          </table:table-cell>
        </table:table-row>
        <table:table-row table:style-name="ro1">
          <table:table-cell office:value-type="float" office:value="148785" calcext:value-type="float">
            <text:p>148785</text:p>
          </table:table-cell>
        </table:table-row>
        <table:table-row table:style-name="ro1">
          <table:table-cell office:value-type="float" office:value="155891" calcext:value-type="float">
            <text:p>155891</text:p>
          </table:table-cell>
        </table:table-row>
        <table:table-row table:style-name="ro1">
          <table:table-cell office:value-type="float" office:value="154803" calcext:value-type="float">
            <text:p>154803</text:p>
          </table:table-cell>
        </table:table-row>
        <table:table-row table:style-name="ro1">
          <table:table-cell office:value-type="float" office:value="155757" calcext:value-type="float">
            <text:p>155757</text:p>
          </table:table-cell>
        </table:table-row>
        <table:table-row table:style-name="ro1">
          <table:table-cell office:value-type="float" office:value="147908" calcext:value-type="float">
            <text:p>147908</text:p>
          </table:table-cell>
        </table:table-row>
        <table:table-row table:style-name="ro1">
          <table:table-cell office:value-type="float" office:value="147160" calcext:value-type="float">
            <text:p>147160</text:p>
          </table:table-cell>
        </table:table-row>
        <table:table-row table:style-name="ro1">
          <table:table-cell office:value-type="float" office:value="151733" calcext:value-type="float">
            <text:p>151733</text:p>
          </table:table-cell>
        </table:table-row>
        <table:table-row table:style-name="ro1">
          <table:table-cell office:value-type="float" office:value="152993" calcext:value-type="float">
            <text:p>152993</text:p>
          </table:table-cell>
        </table:table-row>
        <table:table-row table:style-name="ro1">
          <table:table-cell office:value-type="float" office:value="156710" calcext:value-type="float">
            <text:p>156710</text:p>
          </table:table-cell>
        </table:table-row>
        <table:table-row table:style-name="ro1">
          <table:table-cell office:value-type="float" office:value="160080" calcext:value-type="float">
            <text:p>160080</text:p>
          </table:table-cell>
        </table:table-row>
        <table:table-row table:style-name="ro1">
          <table:table-cell office:value-type="float" office:value="153874" calcext:value-type="float">
            <text:p>153874</text:p>
          </table:table-cell>
        </table:table-row>
        <table:table-row table:style-name="ro1">
          <table:table-cell office:value-type="float" office:value="149850" calcext:value-type="float">
            <text:p>149850</text:p>
          </table:table-cell>
        </table:table-row>
        <table:table-row table:style-name="ro1">
          <table:table-cell office:value-type="float" office:value="159775" calcext:value-type="float">
            <text:p>159775</text:p>
          </table:table-cell>
        </table:table-row>
        <table:table-row table:style-name="ro1">
          <table:table-cell office:value-type="float" office:value="161825" calcext:value-type="float">
            <text:p>161825</text:p>
          </table:table-cell>
        </table:table-row>
        <table:table-row table:style-name="ro1">
          <table:table-cell office:value-type="float" office:value="160698" calcext:value-type="float">
            <text:p>160698</text:p>
          </table:table-cell>
        </table:table-row>
        <table:table-row table:style-name="ro1">
          <table:table-cell office:value-type="float" office:value="153890" calcext:value-type="float">
            <text:p>153890</text:p>
          </table:table-cell>
        </table:table-row>
        <table:table-row table:style-name="ro1">
          <table:table-cell office:value-type="float" office:value="152814" calcext:value-type="float">
            <text:p>152814</text:p>
          </table:table-cell>
        </table:table-row>
        <table:table-row table:style-name="ro1">
          <table:table-cell office:value-type="float" office:value="172894" calcext:value-type="float">
            <text:p>172894</text:p>
          </table:table-cell>
        </table:table-row>
        <table:table-row table:style-name="ro1">
          <table:table-cell office:value-type="float" office:value="182597" calcext:value-type="float">
            <text:p>182597</text:p>
          </table:table-cell>
        </table:table-row>
        <table:table-row table:style-name="ro1">
          <table:table-cell office:value-type="float" office:value="162415" calcext:value-type="float">
            <text:p>162415</text:p>
          </table:table-cell>
        </table:table-row>
        <table:table-row table:style-name="ro1">
          <table:table-cell office:value-type="float" office:value="154865" calcext:value-type="float">
            <text:p>154865</text:p>
          </table:table-cell>
        </table:table-row>
        <table:table-row table:style-name="ro1">
          <table:table-cell office:value-type="float" office:value="161467" calcext:value-type="float">
            <text:p>161467</text:p>
          </table:table-cell>
        </table:table-row>
        <table:table-row table:style-name="ro1">
          <table:table-cell office:value-type="float" office:value="150766" calcext:value-type="float">
            <text:p>150766</text:p>
          </table:table-cell>
        </table:table-row>
        <table:table-row table:style-name="ro1">
          <table:table-cell office:value-type="float" office:value="170679" calcext:value-type="float">
            <text:p>170679</text:p>
          </table:table-cell>
        </table:table-row>
        <table:table-row table:style-name="ro1">
          <table:table-cell office:value-type="float" office:value="157688" calcext:value-type="float">
            <text:p>157688</text:p>
          </table:table-cell>
        </table:table-row>
        <table:table-row table:style-name="ro1">
          <table:table-cell office:value-type="float" office:value="151254" calcext:value-type="float">
            <text:p>151254</text:p>
          </table:table-cell>
        </table:table-row>
        <table:table-row table:style-name="ro1">
          <table:table-cell office:value-type="float" office:value="162563" calcext:value-type="float">
            <text:p>162563</text:p>
          </table:table-cell>
        </table:table-row>
        <table:table-row table:style-name="ro1">
          <table:table-cell office:value-type="float" office:value="148162" calcext:value-type="float">
            <text:p>148162</text:p>
          </table:table-cell>
        </table:table-row>
        <table:table-row table:style-name="ro1">
          <table:table-cell office:value-type="float" office:value="162961" calcext:value-type="float">
            <text:p>162961</text:p>
          </table:table-cell>
        </table:table-row>
        <table:table-row table:style-name="ro1">
          <table:table-cell office:value-type="float" office:value="159803" calcext:value-type="float">
            <text:p>159803</text:p>
          </table:table-cell>
        </table:table-row>
        <table:table-row table:style-name="ro1">
          <table:table-cell office:value-type="float" office:value="148963" calcext:value-type="float">
            <text:p>148963</text:p>
          </table:table-cell>
        </table:table-row>
        <table:table-row table:style-name="ro1">
          <table:table-cell office:value-type="float" office:value="148877" calcext:value-type="float">
            <text:p>148877</text:p>
          </table:table-cell>
        </table:table-row>
        <table:table-row table:style-name="ro1">
          <table:table-cell office:value-type="float" office:value="151466" calcext:value-type="float">
            <text:p>151466</text:p>
          </table:table-cell>
        </table:table-row>
        <table:table-row table:style-name="ro1">
          <table:table-cell office:value-type="float" office:value="154464" calcext:value-type="float">
            <text:p>154464</text:p>
          </table:table-cell>
        </table:table-row>
        <table:table-row table:style-name="ro1">
          <table:table-cell office:value-type="float" office:value="147160" calcext:value-type="float">
            <text:p>147160</text:p>
          </table:table-cell>
        </table:table-row>
        <table:table-row table:style-name="ro1">
          <table:table-cell office:value-type="float" office:value="162874" calcext:value-type="float">
            <text:p>162874</text:p>
          </table:table-cell>
        </table:table-row>
        <table:table-row table:style-name="ro1">
          <table:table-cell office:value-type="float" office:value="150447" calcext:value-type="float">
            <text:p>150447</text:p>
          </table:table-cell>
        </table:table-row>
        <table:table-row table:style-name="ro1">
          <table:table-cell office:value-type="float" office:value="159212" calcext:value-type="float">
            <text:p>159212</text:p>
          </table:table-cell>
        </table:table-row>
        <table:table-row table:style-name="ro1">
          <table:table-cell office:value-type="float" office:value="158638" calcext:value-type="float">
            <text:p>158638</text:p>
          </table:table-cell>
        </table:table-row>
        <table:table-row table:style-name="ro1">
          <table:table-cell office:value-type="float" office:value="157326" calcext:value-type="float">
            <text:p>157326</text:p>
          </table:table-cell>
        </table:table-row>
        <table:table-row table:style-name="ro1">
          <table:table-cell office:value-type="float" office:value="154013" calcext:value-type="float">
            <text:p>154013</text:p>
          </table:table-cell>
        </table:table-row>
        <table:table-row table:style-name="ro1">
          <table:table-cell office:value-type="float" office:value="155445" calcext:value-type="float">
            <text:p>155445</text:p>
          </table:table-cell>
        </table:table-row>
        <table:table-row table:style-name="ro1">
          <table:table-cell office:value-type="float" office:value="156727" calcext:value-type="float">
            <text:p>156727</text:p>
          </table:table-cell>
        </table:table-row>
        <table:table-row table:style-name="ro1">
          <table:table-cell office:value-type="float" office:value="151621" calcext:value-type="float">
            <text:p>151621</text:p>
          </table:table-cell>
        </table:table-row>
        <table:table-row table:style-name="ro1">
          <table:table-cell office:value-type="float" office:value="154983" calcext:value-type="float">
            <text:p>154983</text:p>
          </table:table-cell>
        </table:table-row>
        <table:table-row table:style-name="ro1">
          <table:table-cell office:value-type="float" office:value="157159" calcext:value-type="float">
            <text:p>157159</text:p>
          </table:table-cell>
        </table:table-row>
        <table:table-row table:style-name="ro1">
          <table:table-cell office:value-type="float" office:value="157405" calcext:value-type="float">
            <text:p>157405</text:p>
          </table:table-cell>
        </table:table-row>
        <table:table-row table:style-name="ro1">
          <table:table-cell office:value-type="float" office:value="190790" calcext:value-type="float">
            <text:p>190790</text:p>
          </table:table-cell>
        </table:table-row>
        <table:table-row table:style-name="ro1">
          <table:table-cell office:value-type="float" office:value="152509" calcext:value-type="float">
            <text:p>152509</text:p>
          </table:table-cell>
        </table:table-row>
        <table:table-row table:style-name="ro1">
          <table:table-cell office:value-type="float" office:value="177646" calcext:value-type="float">
            <text:p>177646</text:p>
          </table:table-cell>
        </table:table-row>
        <table:table-row table:style-name="ro1">
          <table:table-cell office:value-type="float" office:value="146489" calcext:value-type="float">
            <text:p>146489</text:p>
          </table:table-cell>
        </table:table-row>
        <table:table-row table:style-name="ro1">
          <table:table-cell office:value-type="float" office:value="154404" calcext:value-type="float">
            <text:p>154404</text:p>
          </table:table-cell>
        </table:table-row>
        <table:table-row table:style-name="ro1">
          <table:table-cell office:value-type="float" office:value="153833" calcext:value-type="float">
            <text:p>153833</text:p>
          </table:table-cell>
        </table:table-row>
        <table:table-row table:style-name="ro1">
          <table:table-cell office:value-type="float" office:value="154676" calcext:value-type="float">
            <text:p>154676</text:p>
          </table:table-cell>
        </table:table-row>
        <table:table-row table:style-name="ro1">
          <table:table-cell office:value-type="float" office:value="150923" calcext:value-type="float">
            <text:p>150923</text:p>
          </table:table-cell>
        </table:table-row>
        <table:table-row table:style-name="ro1">
          <table:table-cell office:value-type="float" office:value="160068" calcext:value-type="float">
            <text:p>160068</text:p>
          </table:table-cell>
        </table:table-row>
        <table:table-row table:style-name="ro1">
          <table:table-cell office:value-type="float" office:value="151863" calcext:value-type="float">
            <text:p>151863</text:p>
          </table:table-cell>
        </table:table-row>
        <table:table-row table:style-name="ro1">
          <table:table-cell office:value-type="float" office:value="149052" calcext:value-type="float">
            <text:p>149052</text:p>
          </table:table-cell>
        </table:table-row>
        <table:table-row table:style-name="ro1">
          <table:table-cell office:value-type="float" office:value="153503" calcext:value-type="float">
            <text:p>153503</text:p>
          </table:table-cell>
        </table:table-row>
        <table:table-row table:style-name="ro1">
          <table:table-cell office:value-type="float" office:value="150571" calcext:value-type="float">
            <text:p>150571</text:p>
          </table:table-cell>
        </table:table-row>
        <table:table-row table:style-name="ro1">
          <table:table-cell office:value-type="float" office:value="153424" calcext:value-type="float">
            <text:p>153424</text:p>
          </table:table-cell>
        </table:table-row>
        <table:table-row table:style-name="ro1">
          <table:table-cell office:value-type="float" office:value="147545" calcext:value-type="float">
            <text:p>147545</text:p>
          </table:table-cell>
        </table:table-row>
        <table:table-row table:style-name="ro1">
          <table:table-cell office:value-type="float" office:value="144984" calcext:value-type="float">
            <text:p>144984</text:p>
          </table:table-cell>
        </table:table-row>
        <table:table-row table:style-name="ro1">
          <table:table-cell office:value-type="float" office:value="148197" calcext:value-type="float">
            <text:p>148197</text:p>
          </table:table-cell>
        </table:table-row>
        <table:table-row table:style-name="ro1">
          <table:table-cell office:value-type="float" office:value="145539" calcext:value-type="float">
            <text:p>145539</text:p>
          </table:table-cell>
        </table:table-row>
        <table:table-row table:style-name="ro1">
          <table:table-cell office:value-type="float" office:value="144991" calcext:value-type="float">
            <text:p>144991</text:p>
          </table:table-cell>
        </table:table-row>
        <table:table-row table:style-name="ro1">
          <table:table-cell office:value-type="float" office:value="143383" calcext:value-type="float">
            <text:p>143383</text:p>
          </table:table-cell>
        </table:table-row>
        <table:table-row table:style-name="ro1">
          <table:table-cell office:value-type="float" office:value="145925" calcext:value-type="float">
            <text:p>145925</text:p>
          </table:table-cell>
        </table:table-row>
        <table:table-row table:style-name="ro1">
          <table:table-cell office:value-type="float" office:value="147674" calcext:value-type="float">
            <text:p>147674</text:p>
          </table:table-cell>
        </table:table-row>
        <table:table-row table:style-name="ro1">
          <table:table-cell office:value-type="float" office:value="145194" calcext:value-type="float">
            <text:p>145194</text:p>
          </table:table-cell>
        </table:table-row>
        <table:table-row table:style-name="ro1">
          <table:table-cell office:value-type="float" office:value="146019" calcext:value-type="float">
            <text:p>146019</text:p>
          </table:table-cell>
        </table:table-row>
        <table:table-row table:style-name="ro1">
          <table:table-cell office:value-type="float" office:value="142895" calcext:value-type="float">
            <text:p>142895</text:p>
          </table:table-cell>
        </table:table-row>
        <table:table-row table:style-name="ro1">
          <table:table-cell office:value-type="float" office:value="143642" calcext:value-type="float">
            <text:p>143642</text:p>
          </table:table-cell>
        </table:table-row>
        <table:table-row table:style-name="ro1">
          <table:table-cell office:value-type="float" office:value="144162" calcext:value-type="float">
            <text:p>144162</text:p>
          </table:table-cell>
        </table:table-row>
        <table:table-row table:style-name="ro1">
          <table:table-cell office:value-type="float" office:value="156659" calcext:value-type="float">
            <text:p>156659</text:p>
          </table:table-cell>
        </table:table-row>
        <table:table-row table:style-name="ro1">
          <table:table-cell office:value-type="float" office:value="149932" calcext:value-type="float">
            <text:p>149932</text:p>
          </table:table-cell>
        </table:table-row>
        <table:table-row table:style-name="ro1">
          <table:table-cell office:value-type="float" office:value="151961" calcext:value-type="float">
            <text:p>151961</text:p>
          </table:table-cell>
        </table:table-row>
        <table:table-row table:style-name="ro1">
          <table:table-cell office:value-type="float" office:value="146398" calcext:value-type="float">
            <text:p>146398</text:p>
          </table:table-cell>
        </table:table-row>
        <table:table-row table:style-name="ro1">
          <table:table-cell office:value-type="float" office:value="143753" calcext:value-type="float">
            <text:p>143753</text:p>
          </table:table-cell>
        </table:table-row>
        <table:table-row table:style-name="ro1">
          <table:table-cell office:value-type="float" office:value="148788" calcext:value-type="float">
            <text:p>148788</text:p>
          </table:table-cell>
        </table:table-row>
        <table:table-row table:style-name="ro1">
          <table:table-cell office:value-type="float" office:value="144990" calcext:value-type="float">
            <text:p>144990</text:p>
          </table:table-cell>
        </table:table-row>
        <table:table-row table:style-name="ro1">
          <table:table-cell office:value-type="float" office:value="146728" calcext:value-type="float">
            <text:p>146728</text:p>
          </table:table-cell>
        </table:table-row>
        <table:table-row table:style-name="ro1">
          <table:table-cell office:value-type="float" office:value="145489" calcext:value-type="float">
            <text:p>145489</text:p>
          </table:table-cell>
        </table:table-row>
        <table:table-row table:style-name="ro1">
          <table:table-cell office:value-type="float" office:value="147609" calcext:value-type="float">
            <text:p>147609</text:p>
          </table:table-cell>
        </table:table-row>
        <table:table-row table:style-name="ro1">
          <table:table-cell office:value-type="float" office:value="165028" calcext:value-type="float">
            <text:p>165028</text:p>
          </table:table-cell>
        </table:table-row>
        <table:table-row table:style-name="ro1">
          <table:table-cell office:value-type="float" office:value="145755" calcext:value-type="float">
            <text:p>145755</text:p>
          </table:table-cell>
        </table:table-row>
        <table:table-row table:style-name="ro1">
          <table:table-cell office:value-type="float" office:value="145592" calcext:value-type="float">
            <text:p>145592</text:p>
          </table:table-cell>
        </table:table-row>
        <table:table-row table:style-name="ro1">
          <table:table-cell office:value-type="float" office:value="144931" calcext:value-type="float">
            <text:p>144931</text:p>
          </table:table-cell>
        </table:table-row>
        <table:table-row table:style-name="ro1">
          <table:table-cell office:value-type="float" office:value="145658" calcext:value-type="float">
            <text:p>145658</text:p>
          </table:table-cell>
        </table:table-row>
        <table:table-row table:style-name="ro1">
          <table:table-cell office:value-type="float" office:value="145636" calcext:value-type="float">
            <text:p>145636</text:p>
          </table:table-cell>
        </table:table-row>
        <table:table-row table:style-name="ro1">
          <table:table-cell office:value-type="float" office:value="146738" calcext:value-type="float">
            <text:p>146738</text:p>
          </table:table-cell>
        </table:table-row>
        <table:table-row table:style-name="ro1">
          <table:table-cell office:value-type="float" office:value="146972" calcext:value-type="float">
            <text:p>146972</text:p>
          </table:table-cell>
        </table:table-row>
        <table:table-row table:style-name="ro1">
          <table:table-cell office:value-type="float" office:value="145322" calcext:value-type="float">
            <text:p>145322</text:p>
          </table:table-cell>
        </table:table-row>
        <table:table-row table:style-name="ro1">
          <table:table-cell office:value-type="float" office:value="151140" calcext:value-type="float">
            <text:p>151140</text:p>
          </table:table-cell>
        </table:table-row>
        <table:table-row table:style-name="ro1">
          <table:table-cell office:value-type="float" office:value="148706" calcext:value-type="float">
            <text:p>148706</text:p>
          </table:table-cell>
        </table:table-row>
        <table:table-row table:style-name="ro1">
          <table:table-cell office:value-type="float" office:value="150914" calcext:value-type="float">
            <text:p>150914</text:p>
          </table:table-cell>
        </table:table-row>
        <table:table-row table:style-name="ro1">
          <table:table-cell office:value-type="float" office:value="150656" calcext:value-type="float">
            <text:p>150656</text:p>
          </table:table-cell>
        </table:table-row>
        <table:table-row table:style-name="ro1">
          <table:table-cell office:value-type="float" office:value="148766" calcext:value-type="float">
            <text:p>148766</text:p>
          </table:table-cell>
        </table:table-row>
        <table:table-row table:style-name="ro1">
          <table:table-cell office:value-type="float" office:value="145783" calcext:value-type="float">
            <text:p>145783</text:p>
          </table:table-cell>
        </table:table-row>
        <table:table-row table:style-name="ro1">
          <table:table-cell office:value-type="float" office:value="145654" calcext:value-type="float">
            <text:p>145654</text:p>
          </table:table-cell>
        </table:table-row>
        <table:table-row table:style-name="ro1">
          <table:table-cell office:value-type="float" office:value="148662" calcext:value-type="float">
            <text:p>148662</text:p>
          </table:table-cell>
        </table:table-row>
        <table:table-row table:style-name="ro1">
          <table:table-cell office:value-type="float" office:value="150309" calcext:value-type="float">
            <text:p>150309</text:p>
          </table:table-cell>
        </table:table-row>
        <table:table-row table:style-name="ro1">
          <table:table-cell office:value-type="float" office:value="147015" calcext:value-type="float">
            <text:p>147015</text:p>
          </table:table-cell>
        </table:table-row>
        <table:table-row table:style-name="ro1">
          <table:table-cell office:value-type="float" office:value="143353" calcext:value-type="float">
            <text:p>143353</text:p>
          </table:table-cell>
        </table:table-row>
        <table:table-row table:style-name="ro1">
          <table:table-cell office:value-type="float" office:value="144266" calcext:value-type="float">
            <text:p>144266</text:p>
          </table:table-cell>
        </table:table-row>
        <table:table-row table:style-name="ro1">
          <table:table-cell office:value-type="float" office:value="144423" calcext:value-type="float">
            <text:p>144423</text:p>
          </table:table-cell>
        </table:table-row>
        <table:table-row table:style-name="ro1">
          <table:table-cell office:value-type="float" office:value="152983" calcext:value-type="float">
            <text:p>152983</text:p>
          </table:table-cell>
        </table:table-row>
        <table:table-row table:style-name="ro1">
          <table:table-cell office:value-type="float" office:value="147344" calcext:value-type="float">
            <text:p>147344</text:p>
          </table:table-cell>
        </table:table-row>
        <table:table-row table:style-name="ro1">
          <table:table-cell office:value-type="float" office:value="145810" calcext:value-type="float">
            <text:p>145810</text:p>
          </table:table-cell>
        </table:table-row>
        <table:table-row table:style-name="ro1">
          <table:table-cell office:value-type="float" office:value="145908" calcext:value-type="float">
            <text:p>145908</text:p>
          </table:table-cell>
        </table:table-row>
        <table:table-row table:style-name="ro1">
          <table:table-cell office:value-type="float" office:value="145821" calcext:value-type="float">
            <text:p>145821</text:p>
          </table:table-cell>
        </table:table-row>
        <table:table-row table:style-name="ro1">
          <table:table-cell office:value-type="float" office:value="145075" calcext:value-type="float">
            <text:p>145075</text:p>
          </table:table-cell>
        </table:table-row>
        <table:table-row table:style-name="ro1">
          <table:table-cell office:value-type="float" office:value="147337" calcext:value-type="float">
            <text:p>147337</text:p>
          </table:table-cell>
        </table:table-row>
        <table:table-row table:style-name="ro1">
          <table:table-cell office:value-type="float" office:value="144466" calcext:value-type="float">
            <text:p>144466</text:p>
          </table:table-cell>
        </table:table-row>
        <table:table-row table:style-name="ro1">
          <table:table-cell office:value-type="float" office:value="144841" calcext:value-type="float">
            <text:p>144841</text:p>
          </table:table-cell>
        </table:table-row>
        <table:table-row table:style-name="ro1">
          <table:table-cell office:value-type="float" office:value="144778" calcext:value-type="float">
            <text:p>144778</text:p>
          </table:table-cell>
        </table:table-row>
        <table:table-row table:style-name="ro1">
          <table:table-cell office:value-type="float" office:value="145433" calcext:value-type="float">
            <text:p>145433</text:p>
          </table:table-cell>
        </table:table-row>
        <table:table-row table:style-name="ro1">
          <table:table-cell office:value-type="float" office:value="166469" calcext:value-type="float">
            <text:p>166469</text:p>
          </table:table-cell>
        </table:table-row>
        <table:table-row table:style-name="ro1">
          <table:table-cell office:value-type="float" office:value="148469" calcext:value-type="float">
            <text:p>148469</text:p>
          </table:table-cell>
        </table:table-row>
        <table:table-row table:style-name="ro1">
          <table:table-cell office:value-type="float" office:value="145552" calcext:value-type="float">
            <text:p>145552</text:p>
          </table:table-cell>
        </table:table-row>
        <table:table-row table:style-name="ro1">
          <table:table-cell office:value-type="float" office:value="148333" calcext:value-type="float">
            <text:p>148333</text:p>
          </table:table-cell>
        </table:table-row>
        <table:table-row table:style-name="ro1">
          <table:table-cell office:value-type="float" office:value="147470" calcext:value-type="float">
            <text:p>147470</text:p>
          </table:table-cell>
        </table:table-row>
        <table:table-row table:style-name="ro1">
          <table:table-cell office:value-type="float" office:value="145210" calcext:value-type="float">
            <text:p>145210</text:p>
          </table:table-cell>
        </table:table-row>
        <table:table-row table:style-name="ro1">
          <table:table-cell office:value-type="float" office:value="145329" calcext:value-type="float">
            <text:p>145329</text:p>
          </table:table-cell>
        </table:table-row>
        <table:table-row table:style-name="ro1">
          <table:table-cell office:value-type="float" office:value="144098" calcext:value-type="float">
            <text:p>144098</text:p>
          </table:table-cell>
        </table:table-row>
        <table:table-row table:style-name="ro1">
          <table:table-cell office:value-type="float" office:value="146608" calcext:value-type="float">
            <text:p>146608</text:p>
          </table:table-cell>
        </table:table-row>
        <table:table-row table:style-name="ro1">
          <table:table-cell office:value-type="float" office:value="145024" calcext:value-type="float">
            <text:p>145024</text:p>
          </table:table-cell>
        </table:table-row>
        <table:table-row table:style-name="ro1">
          <table:table-cell office:value-type="float" office:value="147909" calcext:value-type="float">
            <text:p>147909</text:p>
          </table:table-cell>
        </table:table-row>
        <table:table-row table:style-name="ro1">
          <table:table-cell office:value-type="float" office:value="144103" calcext:value-type="float">
            <text:p>144103</text:p>
          </table:table-cell>
        </table:table-row>
        <table:table-row table:style-name="ro1">
          <table:table-cell office:value-type="float" office:value="148296" calcext:value-type="float">
            <text:p>148296</text:p>
          </table:table-cell>
        </table:table-row>
        <table:table-row table:style-name="ro1">
          <table:table-cell office:value-type="float" office:value="145464" calcext:value-type="float">
            <text:p>145464</text:p>
          </table:table-cell>
        </table:table-row>
        <table:table-row table:style-name="ro1">
          <table:table-cell office:value-type="float" office:value="145646" calcext:value-type="float">
            <text:p>145646</text:p>
          </table:table-cell>
        </table:table-row>
        <table:table-row table:style-name="ro1">
          <table:table-cell office:value-type="float" office:value="151402" calcext:value-type="float">
            <text:p>151402</text:p>
          </table:table-cell>
        </table:table-row>
        <table:table-row table:style-name="ro1">
          <table:table-cell office:value-type="float" office:value="145601" calcext:value-type="float">
            <text:p>145601</text:p>
          </table:table-cell>
        </table:table-row>
        <table:table-row table:style-name="ro1">
          <table:table-cell office:value-type="float" office:value="148195" calcext:value-type="float">
            <text:p>148195</text:p>
          </table:table-cell>
        </table:table-row>
        <table:table-row table:style-name="ro1">
          <table:table-cell office:value-type="float" office:value="145020" calcext:value-type="float">
            <text:p>145020</text:p>
          </table:table-cell>
        </table:table-row>
        <table:table-row table:style-name="ro1">
          <table:table-cell office:value-type="float" office:value="146044" calcext:value-type="float">
            <text:p>146044</text:p>
          </table:table-cell>
        </table:table-row>
        <table:table-row table:style-name="ro1">
          <table:table-cell office:value-type="float" office:value="143438" calcext:value-type="float">
            <text:p>143438</text:p>
          </table:table-cell>
        </table:table-row>
        <table:table-row table:style-name="ro1">
          <table:table-cell office:value-type="float" office:value="148524" calcext:value-type="float">
            <text:p>148524</text:p>
          </table:table-cell>
        </table:table-row>
        <table:table-row table:style-name="ro1">
          <table:table-cell office:value-type="float" office:value="147585" calcext:value-type="float">
            <text:p>147585</text:p>
          </table:table-cell>
        </table:table-row>
        <table:table-row table:style-name="ro1">
          <table:table-cell office:value-type="float" office:value="145621" calcext:value-type="float">
            <text:p>145621</text:p>
          </table:table-cell>
        </table:table-row>
        <table:table-row table:style-name="ro1">
          <table:table-cell office:value-type="float" office:value="147830" calcext:value-type="float">
            <text:p>147830</text:p>
          </table:table-cell>
        </table:table-row>
        <table:table-row table:style-name="ro1">
          <table:table-cell office:value-type="float" office:value="144976" calcext:value-type="float">
            <text:p>144976</text:p>
          </table:table-cell>
        </table:table-row>
        <table:table-row table:style-name="ro1">
          <table:table-cell office:value-type="float" office:value="143952" calcext:value-type="float">
            <text:p>143952</text:p>
          </table:table-cell>
        </table:table-row>
        <table:table-row table:style-name="ro1">
          <table:table-cell office:value-type="float" office:value="143953" calcext:value-type="float">
            <text:p>143953</text:p>
          </table:table-cell>
        </table:table-row>
        <table:table-row table:style-name="ro1">
          <table:table-cell office:value-type="float" office:value="146519" calcext:value-type="float">
            <text:p>146519</text:p>
          </table:table-cell>
        </table:table-row>
        <table:table-row table:style-name="ro1">
          <table:table-cell office:value-type="float" office:value="151111" calcext:value-type="float">
            <text:p>151111</text:p>
          </table:table-cell>
        </table:table-row>
        <table:table-row table:style-name="ro1">
          <table:table-cell office:value-type="float" office:value="148095" calcext:value-type="float">
            <text:p>148095</text:p>
          </table:table-cell>
        </table:table-row>
        <table:table-row table:style-name="ro1">
          <table:table-cell office:value-type="float" office:value="147189" calcext:value-type="float">
            <text:p>147189</text:p>
          </table:table-cell>
        </table:table-row>
        <table:table-row table:style-name="ro1">
          <table:table-cell office:value-type="float" office:value="145630" calcext:value-type="float">
            <text:p>145630</text:p>
          </table:table-cell>
        </table:table-row>
        <table:table-row table:style-name="ro1">
          <table:table-cell office:value-type="float" office:value="144486" calcext:value-type="float">
            <text:p>144486</text:p>
          </table:table-cell>
        </table:table-row>
        <table:table-row table:style-name="ro1">
          <table:table-cell office:value-type="float" office:value="147357" calcext:value-type="float">
            <text:p>147357</text:p>
          </table:table-cell>
        </table:table-row>
        <table:table-row table:style-name="ro1">
          <table:table-cell office:value-type="float" office:value="154264" calcext:value-type="float">
            <text:p>154264</text:p>
          </table:table-cell>
        </table:table-row>
        <table:table-row table:style-name="ro1">
          <table:table-cell office:value-type="float" office:value="149665" calcext:value-type="float">
            <text:p>149665</text:p>
          </table:table-cell>
        </table:table-row>
        <table:table-row table:style-name="ro1">
          <table:table-cell office:value-type="float" office:value="155580" calcext:value-type="float">
            <text:p>155580</text:p>
          </table:table-cell>
        </table:table-row>
        <table:table-row table:style-name="ro1">
          <table:table-cell office:value-type="float" office:value="157865" calcext:value-type="float">
            <text:p>157865</text:p>
          </table:table-cell>
        </table:table-row>
        <table:table-row table:style-name="ro1">
          <table:table-cell office:value-type="float" office:value="154397" calcext:value-type="float">
            <text:p>154397</text:p>
          </table:table-cell>
        </table:table-row>
        <table:table-row table:style-name="ro1">
          <table:table-cell office:value-type="float" office:value="149506" calcext:value-type="float">
            <text:p>149506</text:p>
          </table:table-cell>
        </table:table-row>
        <table:table-row table:style-name="ro1">
          <table:table-cell office:value-type="float" office:value="159089" calcext:value-type="float">
            <text:p>159089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</table:table-row>
        <table:table-row table:style-name="ro1">
          <table:table-cell office:value-type="float" office:value="150716" calcext:value-type="float">
            <text:p>150716</text:p>
          </table:table-cell>
        </table:table-row>
        <table:table-row table:style-name="ro1">
          <table:table-cell office:value-type="float" office:value="153554" calcext:value-type="float">
            <text:p>153554</text:p>
          </table:table-cell>
        </table:table-row>
        <table:table-row table:style-name="ro1">
          <table:table-cell office:value-type="float" office:value="151109" calcext:value-type="float">
            <text:p>151109</text:p>
          </table:table-cell>
        </table:table-row>
        <table:table-row table:style-name="ro1">
          <table:table-cell office:value-type="float" office:value="149756" calcext:value-type="float">
            <text:p>149756</text:p>
          </table:table-cell>
        </table:table-row>
        <table:table-row table:style-name="ro1">
          <table:table-cell office:value-type="float" office:value="151678" calcext:value-type="float">
            <text:p>151678</text:p>
          </table:table-cell>
        </table:table-row>
        <table:table-row table:style-name="ro1">
          <table:table-cell office:value-type="float" office:value="156965" calcext:value-type="float">
            <text:p>156965</text:p>
          </table:table-cell>
        </table:table-row>
        <table:table-row table:style-name="ro1">
          <table:table-cell office:value-type="float" office:value="151342" calcext:value-type="float">
            <text:p>151342</text:p>
          </table:table-cell>
        </table:table-row>
        <table:table-row table:style-name="ro1">
          <table:table-cell office:value-type="float" office:value="143950" calcext:value-type="float">
            <text:p>143950</text:p>
          </table:table-cell>
        </table:table-row>
        <table:table-row table:style-name="ro1">
          <table:table-cell office:value-type="float" office:value="149205" calcext:value-type="float">
            <text:p>149205</text:p>
          </table:table-cell>
        </table:table-row>
        <table:table-row table:style-name="ro1">
          <table:table-cell office:value-type="float" office:value="168164" calcext:value-type="float">
            <text:p>168164</text:p>
          </table:table-cell>
        </table:table-row>
        <table:table-row table:style-name="ro1">
          <table:table-cell office:value-type="float" office:value="161144" calcext:value-type="float">
            <text:p>161144</text:p>
          </table:table-cell>
        </table:table-row>
        <table:table-row table:style-name="ro1">
          <table:table-cell office:value-type="float" office:value="150300" calcext:value-type="float">
            <text:p>150300</text:p>
          </table:table-cell>
        </table:table-row>
        <table:table-row table:style-name="ro1">
          <table:table-cell office:value-type="float" office:value="147175" calcext:value-type="float">
            <text:p>147175</text:p>
          </table:table-cell>
        </table:table-row>
        <table:table-row table:style-name="ro1">
          <table:table-cell office:value-type="float" office:value="145684" calcext:value-type="float">
            <text:p>145684</text:p>
          </table:table-cell>
        </table:table-row>
        <table:table-row table:style-name="ro1">
          <table:table-cell office:value-type="float" office:value="152653" calcext:value-type="float">
            <text:p>152653</text:p>
          </table:table-cell>
        </table:table-row>
        <table:table-row table:style-name="ro1">
          <table:table-cell office:value-type="float" office:value="150211" calcext:value-type="float">
            <text:p>150211</text:p>
          </table:table-cell>
        </table:table-row>
        <table:table-row table:style-name="ro1">
          <table:table-cell office:value-type="float" office:value="145407" calcext:value-type="float">
            <text:p>145407</text:p>
          </table:table-cell>
        </table:table-row>
        <table:table-row table:style-name="ro1">
          <table:table-cell office:value-type="float" office:value="148017" calcext:value-type="float">
            <text:p>148017</text:p>
          </table:table-cell>
        </table:table-row>
        <table:table-row table:style-name="ro1">
          <table:table-cell office:value-type="float" office:value="148281" calcext:value-type="float">
            <text:p>148281</text:p>
          </table:table-cell>
        </table:table-row>
        <table:table-row table:style-name="ro1">
          <table:table-cell office:value-type="float" office:value="150114" calcext:value-type="float">
            <text:p>150114</text:p>
          </table:table-cell>
        </table:table-row>
        <table:table-row table:style-name="ro1">
          <table:table-cell office:value-type="float" office:value="144556" calcext:value-type="float">
            <text:p>144556</text:p>
          </table:table-cell>
        </table:table-row>
        <table:table-row table:style-name="ro1">
          <table:table-cell office:value-type="float" office:value="146780" calcext:value-type="float">
            <text:p>146780</text:p>
          </table:table-cell>
        </table:table-row>
        <table:table-row table:style-name="ro1">
          <table:table-cell office:value-type="float" office:value="145326" calcext:value-type="float">
            <text:p>145326</text:p>
          </table:table-cell>
        </table:table-row>
        <table:table-row table:style-name="ro1">
          <table:table-cell office:value-type="float" office:value="145970" calcext:value-type="float">
            <text:p>145970</text:p>
          </table:table-cell>
        </table:table-row>
        <table:table-row table:style-name="ro1">
          <table:table-cell office:value-type="float" office:value="146918" calcext:value-type="float">
            <text:p>146918</text:p>
          </table:table-cell>
        </table:table-row>
        <table:table-row table:style-name="ro1">
          <table:table-cell office:value-type="float" office:value="146828" calcext:value-type="float">
            <text:p>146828</text:p>
          </table:table-cell>
        </table:table-row>
        <table:table-row table:style-name="ro1">
          <table:table-cell office:value-type="float" office:value="143028" calcext:value-type="float">
            <text:p>143028</text:p>
          </table:table-cell>
        </table:table-row>
        <table:table-row table:style-name="ro1">
          <table:table-cell office:value-type="float" office:value="145224" calcext:value-type="float">
            <text:p>145224</text:p>
          </table:table-cell>
        </table:table-row>
        <table:table-row table:style-name="ro1">
          <table:table-cell office:value-type="float" office:value="158309" calcext:value-type="float">
            <text:p>158309</text:p>
          </table:table-cell>
        </table:table-row>
        <table:table-row table:style-name="ro1">
          <table:table-cell office:value-type="float" office:value="156297" calcext:value-type="float">
            <text:p>156297</text:p>
          </table:table-cell>
        </table:table-row>
        <table:table-row table:style-name="ro1">
          <table:table-cell office:value-type="float" office:value="152033" calcext:value-type="float">
            <text:p>152033</text:p>
          </table:table-cell>
        </table:table-row>
        <table:table-row table:style-name="ro1">
          <table:table-cell office:value-type="float" office:value="151860" calcext:value-type="float">
            <text:p>151860</text:p>
          </table:table-cell>
        </table:table-row>
        <table:table-row table:style-name="ro1">
          <table:table-cell office:value-type="float" office:value="154375" calcext:value-type="float">
            <text:p>154375</text:p>
          </table:table-cell>
        </table:table-row>
        <table:table-row table:style-name="ro1">
          <table:table-cell office:value-type="float" office:value="149440" calcext:value-type="float">
            <text:p>149440</text:p>
          </table:table-cell>
        </table:table-row>
        <table:table-row table:style-name="ro1">
          <table:table-cell office:value-type="float" office:value="151083" calcext:value-type="float">
            <text:p>151083</text:p>
          </table:table-cell>
        </table:table-row>
        <table:table-row table:style-name="ro1">
          <table:table-cell office:value-type="float" office:value="154329" calcext:value-type="float">
            <text:p>154329</text:p>
          </table:table-cell>
        </table:table-row>
        <table:table-row table:style-name="ro1">
          <table:table-cell office:value-type="float" office:value="154594" calcext:value-type="float">
            <text:p>154594</text:p>
          </table:table-cell>
        </table:table-row>
        <table:table-row table:style-name="ro1">
          <table:table-cell office:value-type="float" office:value="155617" calcext:value-type="float">
            <text:p>155617</text:p>
          </table:table-cell>
        </table:table-row>
        <table:table-row table:style-name="ro1">
          <table:table-cell office:value-type="float" office:value="150053" calcext:value-type="float">
            <text:p>150053</text:p>
          </table:table-cell>
        </table:table-row>
        <table:table-row table:style-name="ro1">
          <table:table-cell office:value-type="float" office:value="154095" calcext:value-type="float">
            <text:p>154095</text:p>
          </table:table-cell>
        </table:table-row>
        <table:table-row table:style-name="ro1">
          <table:table-cell office:value-type="float" office:value="157742" calcext:value-type="float">
            <text:p>157742</text:p>
          </table:table-cell>
        </table:table-row>
        <table:table-row table:style-name="ro1">
          <table:table-cell office:value-type="float" office:value="156784" calcext:value-type="float">
            <text:p>156784</text:p>
          </table:table-cell>
        </table:table-row>
        <table:table-row table:style-name="ro1">
          <table:table-cell office:value-type="float" office:value="156945" calcext:value-type="float">
            <text:p>156945</text:p>
          </table:table-cell>
        </table:table-row>
        <table:table-row table:style-name="ro1">
          <table:table-cell office:value-type="float" office:value="151520" calcext:value-type="float">
            <text:p>151520</text:p>
          </table:table-cell>
        </table:table-row>
        <table:table-row table:style-name="ro1">
          <table:table-cell office:value-type="float" office:value="155426" calcext:value-type="float">
            <text:p>155426</text:p>
          </table:table-cell>
        </table:table-row>
        <table:table-row table:style-name="ro1">
          <table:table-cell office:value-type="float" office:value="148982" calcext:value-type="float">
            <text:p>148982</text:p>
          </table:table-cell>
        </table:table-row>
        <table:table-row table:style-name="ro1">
          <table:table-cell office:value-type="float" office:value="154192" calcext:value-type="float">
            <text:p>154192</text:p>
          </table:table-cell>
        </table:table-row>
        <table:table-row table:style-name="ro1">
          <table:table-cell office:value-type="float" office:value="150554" calcext:value-type="float">
            <text:p>150554</text:p>
          </table:table-cell>
        </table:table-row>
        <table:table-row table:style-name="ro1">
          <table:table-cell office:value-type="float" office:value="159812" calcext:value-type="float">
            <text:p>159812</text:p>
          </table:table-cell>
        </table:table-row>
        <table:table-row table:style-name="ro1">
          <table:table-cell office:value-type="float" office:value="157232" calcext:value-type="float">
            <text:p>157232</text:p>
          </table:table-cell>
        </table:table-row>
        <table:table-row table:style-name="ro1">
          <table:table-cell office:value-type="float" office:value="156340" calcext:value-type="float">
            <text:p>156340</text:p>
          </table:table-cell>
        </table:table-row>
        <table:table-row table:style-name="ro1">
          <table:table-cell office:value-type="float" office:value="153199" calcext:value-type="float">
            <text:p>153199</text:p>
          </table:table-cell>
        </table:table-row>
        <table:table-row table:style-name="ro1">
          <table:table-cell office:value-type="float" office:value="161663" calcext:value-type="float">
            <text:p>161663</text:p>
          </table:table-cell>
        </table:table-row>
        <table:table-row table:style-name="ro1">
          <table:table-cell office:value-type="float" office:value="162832" calcext:value-type="float">
            <text:p>162832</text:p>
          </table:table-cell>
        </table:table-row>
        <table:table-row table:style-name="ro1">
          <table:table-cell office:value-type="float" office:value="173923" calcext:value-type="float">
            <text:p>173923</text:p>
          </table:table-cell>
        </table:table-row>
        <table:table-row table:style-name="ro1">
          <table:table-cell office:value-type="float" office:value="149244" calcext:value-type="float">
            <text:p>149244</text:p>
          </table:table-cell>
        </table:table-row>
        <table:table-row table:style-name="ro1">
          <table:table-cell office:value-type="float" office:value="153379" calcext:value-type="float">
            <text:p>153379</text:p>
          </table:table-cell>
        </table:table-row>
        <table:table-row table:style-name="ro1">
          <table:table-cell office:value-type="float" office:value="148356" calcext:value-type="float">
            <text:p>148356</text:p>
          </table:table-cell>
        </table:table-row>
        <table:table-row table:style-name="ro1">
          <table:table-cell office:value-type="float" office:value="152467" calcext:value-type="float">
            <text:p>152467</text:p>
          </table:table-cell>
        </table:table-row>
        <table:table-row table:style-name="ro1">
          <table:table-cell office:value-type="float" office:value="151408" calcext:value-type="float">
            <text:p>151408</text:p>
          </table:table-cell>
        </table:table-row>
        <table:table-row table:style-name="ro1">
          <table:table-cell office:value-type="float" office:value="150886" calcext:value-type="float">
            <text:p>150886</text:p>
          </table:table-cell>
        </table:table-row>
        <table:table-row table:style-name="ro1">
          <table:table-cell office:value-type="float" office:value="172938" calcext:value-type="float">
            <text:p>172938</text:p>
          </table:table-cell>
        </table:table-row>
        <table:table-row table:style-name="ro1">
          <table:table-cell office:value-type="float" office:value="172940" calcext:value-type="float">
            <text:p>172940</text:p>
          </table:table-cell>
        </table:table-row>
        <table:table-row table:style-name="ro1">
          <table:table-cell office:value-type="float" office:value="147978" calcext:value-type="float">
            <text:p>147978</text:p>
          </table:table-cell>
        </table:table-row>
        <table:table-row table:style-name="ro1">
          <table:table-cell office:value-type="float" office:value="157773" calcext:value-type="float">
            <text:p>157773</text:p>
          </table:table-cell>
        </table:table-row>
        <table:table-row table:style-name="ro1">
          <table:table-cell office:value-type="float" office:value="152267" calcext:value-type="float">
            <text:p>152267</text:p>
          </table:table-cell>
        </table:table-row>
        <table:table-row table:style-name="ro1">
          <table:table-cell office:value-type="float" office:value="155216" calcext:value-type="float">
            <text:p>155216</text:p>
          </table:table-cell>
        </table:table-row>
        <table:table-row table:style-name="ro1">
          <table:table-cell office:value-type="float" office:value="164497" calcext:value-type="float">
            <text:p>164497</text:p>
          </table:table-cell>
        </table:table-row>
        <table:table-row table:style-name="ro1">
          <table:table-cell office:value-type="float" office:value="151633" calcext:value-type="float">
            <text:p>151633</text:p>
          </table:table-cell>
        </table:table-row>
        <table:table-row table:style-name="ro1">
          <table:table-cell office:value-type="float" office:value="167993" calcext:value-type="float">
            <text:p>167993</text:p>
          </table:table-cell>
        </table:table-row>
        <table:table-row table:style-name="ro1">
          <table:table-cell office:value-type="float" office:value="150359" calcext:value-type="float">
            <text:p>150359</text:p>
          </table:table-cell>
        </table:table-row>
        <table:table-row table:style-name="ro1">
          <table:table-cell office:value-type="float" office:value="159610" calcext:value-type="float">
            <text:p>159610</text:p>
          </table:table-cell>
        </table:table-row>
        <table:table-row table:style-name="ro1">
          <table:table-cell office:value-type="float" office:value="152278" calcext:value-type="float">
            <text:p>152278</text:p>
          </table:table-cell>
        </table:table-row>
        <table:table-row table:style-name="ro1">
          <table:table-cell office:value-type="float" office:value="157587" calcext:value-type="float">
            <text:p>157587</text:p>
          </table:table-cell>
        </table:table-row>
        <table:table-row table:style-name="ro1">
          <table:table-cell office:value-type="float" office:value="162140" calcext:value-type="float">
            <text:p>162140</text:p>
          </table:table-cell>
        </table:table-row>
        <table:table-row table:style-name="ro1">
          <table:table-cell office:value-type="float" office:value="152105" calcext:value-type="float">
            <text:p>152105</text:p>
          </table:table-cell>
        </table:table-row>
        <table:table-row table:style-name="ro1">
          <table:table-cell office:value-type="float" office:value="148976" calcext:value-type="float">
            <text:p>148976</text:p>
          </table:table-cell>
        </table:table-row>
        <table:table-row table:style-name="ro1">
          <table:table-cell office:value-type="float" office:value="155975" calcext:value-type="float">
            <text:p>155975</text:p>
          </table:table-cell>
        </table:table-row>
        <table:table-row table:style-name="ro1">
          <table:table-cell office:value-type="float" office:value="154112" calcext:value-type="float">
            <text:p>154112</text:p>
          </table:table-cell>
        </table:table-row>
        <table:table-row table:style-name="ro1">
          <table:table-cell office:value-type="float" office:value="151913" calcext:value-type="float">
            <text:p>151913</text:p>
          </table:table-cell>
        </table:table-row>
        <table:table-row table:style-name="ro1">
          <table:table-cell office:value-type="float" office:value="153858" calcext:value-type="float">
            <text:p>153858</text:p>
          </table:table-cell>
        </table:table-row>
        <table:table-row table:style-name="ro1">
          <table:table-cell office:value-type="float" office:value="163265" calcext:value-type="float">
            <text:p>163265</text:p>
          </table:table-cell>
        </table:table-row>
        <table:table-row table:style-name="ro1">
          <table:table-cell office:value-type="float" office:value="150944" calcext:value-type="float">
            <text:p>150944</text:p>
          </table:table-cell>
        </table:table-row>
        <table:table-row table:style-name="ro1">
          <table:table-cell office:value-type="float" office:value="153159" calcext:value-type="float">
            <text:p>153159</text:p>
          </table:table-cell>
        </table:table-row>
        <table:table-row table:style-name="ro1">
          <table:table-cell office:value-type="float" office:value="147541" calcext:value-type="float">
            <text:p>147541</text:p>
          </table:table-cell>
        </table:table-row>
        <table:table-row table:style-name="ro1">
          <table:table-cell office:value-type="float" office:value="151313" calcext:value-type="float">
            <text:p>151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10:44.073843524</meta:creation-date>
    <dc:date>2018-05-09T16:12:10.857772012</dc:date>
    <meta:editing-duration>PT1M28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92cm" svg:height="8.995cm" xlink:href=".." xlink:type="simple" chart:class="chart:line" chart:style-name="ch1">
        <chart:legend chart:legend-position="end" svg:x="35.855cm" svg:y="4.198cm" style:legend-expansion="high" chart:style-name="ch2"/>
        <chart:plot-area chart:style-name="ch3" table:cell-range-address="Sheet1.A1:Sheet1.A500" svg:x="0.761cm" svg:y="0.179cm" svg:width="34.333cm" svg:height="8.637cm">
          <chartooo:coordinate-region svg:x="2.123cm" svg:y="0.3cm" svg:width="32.971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35">
                <text:p>112535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834">
                <text:p>90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180">
                <text:p>71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284">
                <text:p>66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553">
                <text:p>64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69">
                <text:p>69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900">
                <text:p>62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873">
                <text:p>61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956">
                <text:p>6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472">
                <text:p>69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511">
                <text:p>134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462">
                <text:p>134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56">
                <text:p>131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26">
                <text:p>131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586">
                <text:p>138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723">
                <text:p>146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932">
                <text:p>14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839">
                <text:p>131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084">
                <text:p>133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661">
                <text:p>133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400">
                <text:p>131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506">
                <text:p>132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649">
                <text:p>148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288">
                <text:p>138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691">
                <text:p>1316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353">
                <text:p>13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675">
                <text:p>139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938">
                <text:p>137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527">
                <text:p>143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792">
                <text:p>146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440">
                <text:p>1384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235">
                <text:p>129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49">
                <text:p>135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859">
                <text:p>132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409">
                <text:p>135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5647">
                <text:p>145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531">
                <text:p>137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593">
                <text:p>134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344">
                <text:p>132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538">
                <text:p>138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934">
                <text:p>136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304">
                <text:p>130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738">
                <text:p>132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167">
                <text:p>139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884">
                <text:p>132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716">
                <text:p>1317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818">
                <text:p>135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705">
                <text:p>137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415">
                <text:p>1404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619">
                <text:p>148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555">
                <text:p>140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908">
                <text:p>135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889">
                <text:p>131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2498">
                <text:p>132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195">
                <text:p>147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8082">
                <text:p>1380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6914">
                <text:p>136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172">
                <text:p>1351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728">
                <text:p>133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623">
                <text:p>133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8166">
                <text:p>138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356">
                <text:p>145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342">
                <text:p>1303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009">
                <text:p>131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559">
                <text:p>133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110">
                <text:p>1331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7941">
                <text:p>137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617">
                <text:p>144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795">
                <text:p>141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868">
                <text:p>132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883">
                <text:p>129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1896">
                <text:p>131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507">
                <text:p>136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784">
                <text:p>1337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2391">
                <text:p>1423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923">
                <text:p>144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7474">
                <text:p>137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2362">
                <text:p>132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753">
                <text:p>134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0813">
                <text:p>130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2838">
                <text:p>1328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298">
                <text:p>131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016">
                <text:p>132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074">
                <text:p>130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561">
                <text:p>1325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677">
                <text:p>1346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621">
                <text:p>1326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2765">
                <text:p>132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751">
                <text:p>132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392">
                <text:p>132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333">
                <text:p>135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024">
                <text:p>143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2126">
                <text:p>132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1462">
                <text:p>131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811">
                <text:p>1348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866">
                <text:p>1308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320">
                <text:p>132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2173">
                <text:p>1321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184">
                <text:p>132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488">
                <text:p>1414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5507">
                <text:p>1355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119">
                <text:p>135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608">
                <text:p>157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6812">
                <text:p>156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2714">
                <text:p>1527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486">
                <text:p>1544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557">
                <text:p>1595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2561">
                <text:p>1525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289">
                <text:p>149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86">
                <text:p>1548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171">
                <text:p>155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9900">
                <text:p>1599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850">
                <text:p>1568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1602">
                <text:p>1616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072">
                <text:p>154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1053">
                <text:p>151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501">
                <text:p>1505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743">
                <text:p>1577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1607">
                <text:p>1616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288">
                <text:p>1622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8358">
                <text:p>1783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854">
                <text:p>1558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9176">
                <text:p>1591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848">
                <text:p>1568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983">
                <text:p>1479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3051">
                <text:p>1630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350">
                <text:p>149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0949">
                <text:p>1609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342">
                <text:p>1473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598">
                <text:p>1545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952">
                <text:p>1499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251">
                <text:p>155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9354">
                <text:p>1493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413">
                <text:p>150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1357">
                <text:p>161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2874">
                <text:p>152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072">
                <text:p>152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9890">
                <text:p>1498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189">
                <text:p>1561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795">
                <text:p>1577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010">
                <text:p>1590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7057">
                <text:p>177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9227">
                <text:p>1892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2877">
                <text:p>2528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2767">
                <text:p>162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432">
                <text:p>160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5873">
                <text:p>1758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317">
                <text:p>1713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1087">
                <text:p>1810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2415">
                <text:p>1624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543">
                <text:p>153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869">
                <text:p>1588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3534">
                <text:p>1635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733">
                <text:p>1617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1114">
                <text:p>171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416">
                <text:p>164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506">
                <text:p>1665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803">
                <text:p>1628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894">
                <text:p>1608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303">
                <text:p>1523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154">
                <text:p>159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608">
                <text:p>154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2131">
                <text:p>1521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0136">
                <text:p>1501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534">
                <text:p>1755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894">
                <text:p>1688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6361">
                <text:p>1563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1240">
                <text:p>1512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018">
                <text:p>156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403">
                <text:p>155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2131">
                <text:p>1621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1894">
                <text:p>1518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766">
                <text:p>154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5232">
                <text:p>1452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520">
                <text:p>1515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9673">
                <text:p>1496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3470">
                <text:p>1534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812">
                <text:p>1568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637">
                <text:p>1556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453">
                <text:p>1544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0027">
                <text:p>1500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1937">
                <text:p>1519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927">
                <text:p>147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541">
                <text:p>1565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823">
                <text:p>1568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555">
                <text:p>1545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8379">
                <text:p>1583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0521">
                <text:p>1505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189">
                <text:p>1541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9650">
                <text:p>1496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8669">
                <text:p>158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6033">
                <text:p>1560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714">
                <text:p>1517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0702">
                <text:p>1507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5365">
                <text:p>145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0776">
                <text:p>1507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8769">
                <text:p>1487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3669">
                <text:p>1536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8721">
                <text:p>188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5997">
                <text:p>1459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318">
                <text:p>155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5858">
                <text:p>155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5137">
                <text:p>1851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6304">
                <text:p>1563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2222">
                <text:p>1522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6769">
                <text:p>1567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3062">
                <text:p>1730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931">
                <text:p>1709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162">
                <text:p>1651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078">
                <text:p>1680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543">
                <text:p>1655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6705">
                <text:p>1567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188">
                <text:p>156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9403">
                <text:p>1494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8155">
                <text:p>1581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2536">
                <text:p>152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5602">
                <text:p>1556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0093">
                <text:p>150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4066">
                <text:p>1540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5455">
                <text:p>15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1745">
                <text:p>1517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6111">
                <text:p>1561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2087">
                <text:p>1620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6793">
                <text:p>1667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7633">
                <text:p>167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7927">
                <text:p>1679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3346">
                <text:p>1733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6637">
                <text:p>1566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463">
                <text:p>1654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0666">
                <text:p>1706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5157">
                <text:p>1751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3149">
                <text:p>173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4261">
                <text:p>164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8103">
                <text:p>1781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2364">
                <text:p>162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3530">
                <text:p>1635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9831">
                <text:p>159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9523">
                <text:p>1495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1977">
                <text:p>1619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5256">
                <text:p>155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349">
                <text:p>1543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155">
                <text:p>152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8329">
                <text:p>1483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6167">
                <text:p>1561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8433">
                <text:p>148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653">
                <text:p>1476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2214">
                <text:p>1722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0916">
                <text:p>1509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268">
                <text:p>150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997">
                <text:p>1479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1178">
                <text:p>1511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028">
                <text:p>1540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254">
                <text:p>151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8785">
                <text:p>1487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891">
                <text:p>1558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4803">
                <text:p>1548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757">
                <text:p>1557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7908">
                <text:p>1479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160">
                <text:p>1471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1733">
                <text:p>1517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2993">
                <text:p>1529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710">
                <text:p>1567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0080">
                <text:p>1600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3874">
                <text:p>1538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9850">
                <text:p>1498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9775">
                <text:p>1597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825">
                <text:p>1618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0698">
                <text:p>1606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890">
                <text:p>15389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814">
                <text:p>1528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2894">
                <text:p>1728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2597">
                <text:p>1825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415">
                <text:p>1624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4865">
                <text:p>1548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467">
                <text:p>1614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766">
                <text:p>1507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0679">
                <text:p>1706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688">
                <text:p>1576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1254">
                <text:p>1512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2563">
                <text:p>1625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8162">
                <text:p>1481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2961">
                <text:p>1629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9803">
                <text:p>1598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8963">
                <text:p>148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8877">
                <text:p>1488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1466">
                <text:p>1514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4464">
                <text:p>1544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7160">
                <text:p>1471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2874">
                <text:p>1628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0447">
                <text:p>1504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9212">
                <text:p>1592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8638">
                <text:p>1586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326">
                <text:p>1573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4013">
                <text:p>1540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5445">
                <text:p>1554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6727">
                <text:p>1567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1621">
                <text:p>1516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4983">
                <text:p>1549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159">
                <text:p>1571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405">
                <text:p>157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0790">
                <text:p>19079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509">
                <text:p>1525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7646">
                <text:p>177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489">
                <text:p>146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4404">
                <text:p>1544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833">
                <text:p>1538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676">
                <text:p>1546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923">
                <text:p>1509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0068">
                <text:p>1600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1863">
                <text:p>1518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9052">
                <text:p>1490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3503">
                <text:p>1535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0571">
                <text:p>1505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3424">
                <text:p>1534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7545">
                <text:p>1475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4984">
                <text:p>144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8197">
                <text:p>1481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5539">
                <text:p>1455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4991">
                <text:p>1449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3383">
                <text:p>1433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5925">
                <text:p>1459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7674">
                <text:p>1476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5194">
                <text:p>1451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6019">
                <text:p>1460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2895">
                <text:p>1428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3642">
                <text:p>1436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4162">
                <text:p>1441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6659">
                <text:p>1566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932">
                <text:p>1499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1961">
                <text:p>1519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6398">
                <text:p>1463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3753">
                <text:p>1437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8788">
                <text:p>1487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4990">
                <text:p>1449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728">
                <text:p>1467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5489">
                <text:p>145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7609">
                <text:p>1476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5028">
                <text:p>1650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5755">
                <text:p>1457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592">
                <text:p>1455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4931">
                <text:p>1449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658">
                <text:p>1456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5636">
                <text:p>1456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738">
                <text:p>1467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972">
                <text:p>1469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5322">
                <text:p>1453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1140">
                <text:p>1511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8706">
                <text:p>1487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0914">
                <text:p>1509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0656">
                <text:p>1506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766">
                <text:p>1487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783">
                <text:p>1457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5654">
                <text:p>1456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8662">
                <text:p>1486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309">
                <text:p>1503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7015">
                <text:p>1470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3353">
                <text:p>1433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4266">
                <text:p>1442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4423">
                <text:p>1444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2983">
                <text:p>1529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344">
                <text:p>1473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810">
                <text:p>1458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5908">
                <text:p>1459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5821">
                <text:p>1458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5075">
                <text:p>1450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7337">
                <text:p>1473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4466">
                <text:p>1444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4841">
                <text:p>1448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4778">
                <text:p>1447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5433">
                <text:p>1454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469">
                <text:p>1664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469">
                <text:p>1484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5552">
                <text:p>1455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8333">
                <text:p>148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7470">
                <text:p>1474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5210">
                <text:p>1452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5329">
                <text:p>1453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4098">
                <text:p>1440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6608">
                <text:p>1466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5024">
                <text:p>145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7909">
                <text:p>1479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4103">
                <text:p>1441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296">
                <text:p>1482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5464">
                <text:p>1454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5646">
                <text:p>1456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1402">
                <text:p>1514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5601">
                <text:p>1456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8195">
                <text:p>148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5020">
                <text:p>1450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6044">
                <text:p>1460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3438">
                <text:p>1434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8524">
                <text:p>1485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7585">
                <text:p>1475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5621">
                <text:p>1456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7830">
                <text:p>14783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976">
                <text:p>1449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3952">
                <text:p>1439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953">
                <text:p>1439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6519">
                <text:p>1465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1111">
                <text:p>1511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8095">
                <text:p>148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7189">
                <text:p>1471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5630">
                <text:p>1456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486">
                <text:p>1444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357">
                <text:p>1473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4264">
                <text:p>1542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9665">
                <text:p>1496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580">
                <text:p>1555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865">
                <text:p>1578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4397">
                <text:p>1543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506">
                <text:p>1495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089">
                <text:p>1590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4638">
                <text:p>1546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0716">
                <text:p>1507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554">
                <text:p>1535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1109">
                <text:p>151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756">
                <text:p>1497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678">
                <text:p>1516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6965">
                <text:p>156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1342">
                <text:p>1513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950">
                <text:p>1439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9205">
                <text:p>1492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8164">
                <text:p>1681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1144">
                <text:p>161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0300">
                <text:p>1503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7175">
                <text:p>1471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5684">
                <text:p>1456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2653">
                <text:p>1526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0211">
                <text:p>1502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5407">
                <text:p>1454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8017">
                <text:p>1480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8281">
                <text:p>148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0114">
                <text:p>1501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556">
                <text:p>1445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5326">
                <text:p>1453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5970">
                <text:p>1459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918">
                <text:p>1469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6828">
                <text:p>1468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3028">
                <text:p>1430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5224">
                <text:p>1452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8309">
                <text:p>1583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6297">
                <text:p>1562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2033">
                <text:p>1520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1860">
                <text:p>1518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4375">
                <text:p>154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440">
                <text:p>1494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1083">
                <text:p>1510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4329">
                <text:p>1543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4594">
                <text:p>1545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5617">
                <text:p>1556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0053">
                <text:p>1500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4095">
                <text:p>1540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7742">
                <text:p>1577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6784">
                <text:p>1567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6945">
                <text:p>1569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1520">
                <text:p>1515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5426">
                <text:p>1554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982">
                <text:p>1489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4192">
                <text:p>1541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554">
                <text:p>1505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9812">
                <text:p>1598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232">
                <text:p>1572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6340">
                <text:p>1563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3199">
                <text:p>1531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1663">
                <text:p>1616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2832">
                <text:p>1628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3923">
                <text:p>1739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244">
                <text:p>1492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3379">
                <text:p>1533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8356">
                <text:p>1483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2467">
                <text:p>1524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408">
                <text:p>1514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0886">
                <text:p>1508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2938">
                <text:p>1729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2940">
                <text:p>1729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7978">
                <text:p>1479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7773">
                <text:p>1577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2267">
                <text:p>1522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216">
                <text:p>155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4497">
                <text:p>1644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1633">
                <text:p>1516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7993">
                <text:p>1679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0359">
                <text:p>1503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9610">
                <text:p>1596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2278">
                <text:p>1522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587">
                <text:p>1575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2140">
                <text:p>1621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2105">
                <text:p>1521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8976">
                <text:p>1489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5975">
                <text:p>1559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4112">
                <text:p>1541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1913">
                <text:p>1519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3858">
                <text:p>1538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3265">
                <text:p>1632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0944">
                <text:p>1509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3159">
                <text:p>1531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7541">
                <text:p>1475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1313">
                <text:p>151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